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34"/>
      <style:text-properties fo:font-weight="bold" style:font-weight-asian="bold" style:font-weight-complex="bold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2" style:parent-style-name="Standard" style:family="paragraph">
      <style:paragraph-properties fo:text-align="center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style:font-weight-complex="bold"/>
    </style:style>
    <style:style style:name="P45" style:parent-style-name="Standard" style:family="paragraph">
      <style:text-properties style:font-weight-complex="bold"/>
    </style:style>
    <style:style style:name="P46" style:parent-style-name="Standard" style:family="paragraph">
      <style:text-properties style:font-weight-complex="bold"/>
    </style:style>
    <style:style style:name="P47" style:parent-style-name="Standard" style:family="paragraph">
      <style:text-properties style:font-weight-complex="bold"/>
    </style:style>
    <style:style style:name="P48" style:parent-style-name="Standard" style:family="paragraph">
      <style:text-properties style:font-weight-complex="bold"/>
    </style:style>
    <style:style style:name="P49" style:parent-style-name="Standard" style:family="paragraph">
      <style:text-properties style:font-weight-complex="bold"/>
    </style:style>
    <style:style style:name="P50" style:parent-style-name="Standard" style:family="paragraph">
      <style:text-properties style:font-weight-complex="bold" fo:font-style="italic" style:font-style-asian="italic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style:font-weight-complex="bold" fo:font-style="italic" style:font-style-asian="italic"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style:font-weight-complex="bold"/>
    </style:style>
    <style:style style:name="P53" style:parent-style-name="Standard" style:family="paragraph">
      <style:text-properties style:font-weight-complex="bold"/>
    </style:style>
    <style:style style:name="P54" style:parent-style-name="Standard" style:family="paragraph">
      <style:text-properties style:font-weight-complex="bold"/>
    </style:style>
    <style:style style:name="P55" style:parent-style-name="Standard" style:family="paragraph">
      <style:text-properties style:font-weight-complex="bold"/>
    </style:style>
    <style:style style:name="P56" style:parent-style-name="Standard" style:family="paragraph">
      <style:text-properties style:font-weight-complex="bold"/>
    </style:style>
    <style:style style:name="T57" style:parent-style-name="DefaultParagraphFont" style:family="text">
      <style:text-properties style:font-weight-complex="bold"/>
    </style:style>
    <style:style style:name="T58" style:parent-style-name="DefaultParagraphFont" style:family="text">
      <style:text-properties style:font-name-complex="Times New Roman" style:font-weight-complex="bold"/>
    </style:style>
    <style:style style:name="T59" style:parent-style-name="DefaultParagraphFont" style:family="text">
      <style:text-properties style:font-weight-complex="bold"/>
    </style:style>
    <style:style style:name="T60" style:parent-style-name="DefaultParagraphFont" style:family="text">
      <style:text-properties style:font-weight-complex="bold"/>
    </style:style>
    <style:style style:name="P61" style:parent-style-name="Standard" style:family="paragraph">
      <style:text-properties style:font-weight-complex="bold"/>
    </style:style>
    <style:style style:name="P6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style:font-weight-complex="bold"/>
    </style:style>
    <style:style style:name="P65" style:parent-style-name="Standard" style:family="paragraph">
      <style:text-properties style:font-weight-complex="bold"/>
    </style:style>
    <style:style style:name="P66" style:parent-style-name="Standard" style:family="paragraph">
      <style:text-properties style:font-weight-complex="bold"/>
    </style:style>
    <style:style style:name="P67" style:parent-style-name="Standard" style:family="paragraph">
      <style:text-properties style:font-weight-complex="bold"/>
    </style:style>
    <style:style style:name="T68" style:parent-style-name="DefaultParagraphFont" style:family="text">
      <style:text-properties style:font-weight-complex="bold"/>
    </style:style>
    <style:style style:name="T69" style:parent-style-name="DefaultParagraphFont" style:family="text">
      <style:text-properties style:font-weight-complex="bold"/>
    </style:style>
    <style:style style:name="T70" style:parent-style-name="DefaultParagraphFont" style:family="text">
      <style:text-properties style:font-name-complex="Times New Roman" style:font-weight-complex="bold"/>
    </style:style>
    <style:style style:name="T71" style:parent-style-name="DefaultParagraphFont" style:family="text">
      <style:text-properties style:font-weight-complex="bold"/>
    </style:style>
    <style:style style:name="P72" style:parent-style-name="Standard" style:family="paragraph">
      <style:text-properties style:font-weight-complex="bold"/>
    </style:style>
    <style:style style:name="P73" style:parent-style-name="Standard" style:family="paragraph">
      <style:text-properties style:font-weight-complex="bold"/>
    </style:style>
    <style:style style:name="P7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9" style:parent-style-name="Standard" style:family="paragraph">
      <style:text-properties style:font-weight-complex="bold"/>
    </style:style>
    <style:style style:name="P80" style:parent-style-name="Standard" style:family="paragraph">
      <style:text-properties style:font-weight-complex="bold"/>
    </style:style>
    <style:style style:name="P81" style:parent-style-name="Standard" style:family="paragraph">
      <style:text-properties style:font-weight-complex="bold"/>
    </style:style>
    <style:style style:name="P82" style:parent-style-name="Standard" style:family="paragraph">
      <style:text-properties style:font-weight-complex="bold"/>
    </style:style>
    <style:style style:name="P83" style:parent-style-name="Standard" style:family="paragraph">
      <style:text-properties style:font-weight-complex="bold"/>
    </style:style>
    <style:style style:name="P84" style:parent-style-name="Standard" style:family="paragraph">
      <style:text-properties style:font-weight-complex="bold"/>
    </style:style>
    <style:style style:name="T85" style:parent-style-name="DefaultParagraphFont" style:family="text">
      <style:text-properties style:font-weight-complex="bold"/>
    </style:style>
    <style:style style:name="T86" style:parent-style-name="DefaultParagraphFont" style:family="text">
      <style:text-properties style:font-name-complex="Times New Roman" style:font-weight-complex="bold"/>
    </style:style>
    <style:style style:name="T87" style:parent-style-name="DefaultParagraphFont" style:family="text">
      <style:text-properties style:font-weight-complex="bold"/>
    </style:style>
    <style:style style:name="T88" style:parent-style-name="DefaultParagraphFont" style:family="text">
      <style:text-properties style:font-weight-complex="bold"/>
    </style:style>
    <style:style style:name="T89" style:parent-style-name="DefaultParagraphFont" style:family="text">
      <style:text-properties style:font-weight-complex="bold"/>
    </style:style>
    <style:style style:name="P90" style:parent-style-name="Standard" style:family="paragraph">
      <style:text-properties style:font-weight-complex="bold"/>
    </style:style>
    <style:style style:name="P91" style:parent-style-name="Standard" style:family="paragraph">
      <style:text-properties style:font-weight-complex="bold"/>
    </style:style>
    <style:style style:name="P92" style:parent-style-name="Standard" style:family="paragraph">
      <style:text-properties style:font-weight-complex="bold"/>
    </style:style>
    <style:style style:name="P9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5" style:parent-style-name="Standard" style:family="paragraph">
      <style:text-properties style:font-weight-complex="bold"/>
    </style:style>
    <style:style style:name="P96" style:parent-style-name="Standard" style:family="paragraph">
      <style:text-properties style:font-weight-complex="bold"/>
    </style:style>
    <style:style style:name="P97" style:parent-style-name="Standard" style:family="paragraph">
      <style:text-properties style:font-weight-complex="bold"/>
    </style:style>
    <style:style style:name="P98" style:parent-style-name="Standard" style:family="paragraph">
      <style:text-properties style:font-weight-complex="bold"/>
    </style:style>
    <style:style style:name="P99" style:parent-style-name="Standard" style:family="paragraph">
      <style:text-properties style:font-weight-complex="bold"/>
    </style:style>
    <style:style style:name="P100" style:parent-style-name="Standard" style:family="paragraph">
      <style:text-properties style:font-weight-complex="bold"/>
    </style:style>
    <style:style style:name="P101" style:parent-style-name="Standard" style:family="paragraph">
      <style:text-properties style:font-weight-complex="bold"/>
    </style:style>
    <style:style style:name="T102" style:parent-style-name="DefaultParagraphFont" style:family="text">
      <style:text-properties style:font-weight-complex="bold"/>
    </style:style>
    <style:style style:name="T103" style:parent-style-name="DefaultParagraphFont" style:family="text">
      <style:text-properties style:font-name-complex="Times New Roman" style:font-weight-complex="bold"/>
    </style:style>
    <style:style style:name="T104" style:parent-style-name="DefaultParagraphFont" style:family="text">
      <style:text-properties style:font-weight-complex="bold"/>
    </style:style>
    <style:style style:name="T105" style:parent-style-name="DefaultParagraphFont" style:family="text">
      <style:text-properties style:font-weight-complex="bold"/>
    </style:style>
    <style:style style:name="T106" style:parent-style-name="DefaultParagraphFont" style:family="text">
      <style:text-properties style:font-weight-complex="bold"/>
    </style:style>
    <style:style style:name="T107" style:parent-style-name="DefaultParagraphFont" style:family="text">
      <style:text-properties style:font-weight-complex="bold"/>
    </style:style>
    <style:style style:name="P108" style:parent-style-name="Standard" style:family="paragraph">
      <style:text-properties style:font-weight-complex="bold"/>
    </style:style>
    <style:style style:name="P10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2" style:parent-style-name="Standard" style:family="paragraph">
      <style:paragraph-properties fo:text-align="center"/>
    </style:style>
    <style:style style:name="P1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4" style:parent-style-name="Standard" style:family="paragraph">
      <style:paragraph-properties fo:text-align="center"/>
    </style:style>
    <style:style style:name="P115" style:parent-style-name="Standard" style:family="paragraph">
      <style:paragraph-properties fo:text-align="center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P117" style:parent-style-name="Standard" style:family="paragraph">
      <style:paragraph-properties fo:text-align="center"/>
    </style:style>
    <style:style style:name="T118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1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5" style:parent-style-name="Standard" style:family="paragraph">
      <style:paragraph-properties fo:text-align="center"/>
    </style:style>
    <style:style style:name="P12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6" style:parent-style-name="Standard" style:family="paragraph">
      <style:paragraph-properties fo:text-align="center"/>
    </style:style>
    <style:style style:name="P13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P1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5" style:parent-style-name="Standard" style:family="paragraph">
      <style:paragraph-properties fo:text-align="center"/>
    </style:style>
    <style:style style:name="P14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7" style:parent-style-name="Standard" style:family="paragraph">
      <style:paragraph-properties fo:text-align="center"/>
    </style:style>
    <style:style style:name="T148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4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1" style:parent-style-name="Standard" style:family="paragraph">
      <style:paragraph-properties fo:text-align="center"/>
    </style:style>
    <style:style style:name="P15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5" style:parent-style-name="Standard" style:family="paragraph">
      <style:paragraph-properties fo:text-align="center"/>
    </style:style>
    <style:style style:name="P15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174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7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6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77" style:parent-style-name="Standard" style:family="paragraph">
      <style:paragraph-properties fo:text-align="center"/>
      <style:text-properties fo:font-weight="bold" style:font-weight-asian="bold"/>
    </style:style>
    <style:style style:name="P178" style:parent-style-name="Standard" style:family="paragraph">
      <style:paragraph-properties fo:text-align="center"/>
      <style:text-properties fo:font-weight="bold" style:font-weight-asian="bold"/>
    </style:style>
    <style:style style:name="P179" style:parent-style-name="Standard" style:family="paragraph">
      <style:paragraph-properties fo:text-align="center"/>
      <style:text-properties fo:font-weight="bold" style:font-weight-asian="bold"/>
    </style:style>
    <style:style style:name="P180" style:parent-style-name="Standard" style:family="paragraph">
      <style:paragraph-properties fo:text-align="center"/>
      <style:text-properties fo:font-weight="bold" style:font-weight-asian="bold"/>
    </style:style>
    <style:style style:name="P181" style:parent-style-name="Standard" style:family="paragraph">
      <style:paragraph-properties fo:text-align="center"/>
      <style:text-properties fo:font-weight="bold" style:font-weight-asian="bold"/>
    </style:style>
    <style:style style:name="P182" style:parent-style-name="Standard" style:family="paragraph">
      <style:paragraph-properties fo:text-align="center"/>
      <style:text-properties fo:font-weight="bold" style:font-weight-asian="bold"/>
    </style:style>
    <style:style style:name="P183" style:parent-style-name="Standard" style:family="paragraph">
      <style:paragraph-properties fo:text-align="center"/>
      <style:text-properties fo:font-weight="bold" style:font-weight-asian="bold"/>
    </style:style>
    <style:style style:name="P184" style:parent-style-name="Standard" style:family="paragraph">
      <style:paragraph-properties fo:text-align="center"/>
      <style:text-properties fo:font-weight="bold" style:font-weight-asian="bold"/>
    </style:style>
    <style:style style:name="T185" style:parent-style-name="DefaultParagraphFont" style:family="text">
      <style:text-properties style:font-name-complex="Times New Roman"/>
    </style:style>
    <style:style style:name="T186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18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9" style:parent-style-name="Standard" style:family="paragraph">
      <style:text-properties style:font-weight-complex="bold"/>
    </style:style>
    <style:style style:name="P190" style:parent-style-name="Standard" style:family="paragraph">
      <style:text-properties style:font-weight-complex="bold"/>
    </style:style>
    <style:style style:name="P191" style:parent-style-name="Standard" style:family="paragraph">
      <style:text-properties style:font-weight-complex="bold"/>
    </style:style>
    <style:style style:name="P192" style:parent-style-name="Standard" style:family="paragraph">
      <style:text-properties style:font-weight-complex="bold"/>
    </style:style>
    <style:style style:name="P193" style:parent-style-name="Standard" style:family="paragraph">
      <style:text-properties style:font-weight-complex="bold"/>
    </style:style>
    <style:style style:name="P19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7" style:parent-style-name="Standard" style:family="paragraph">
      <style:text-properties style:font-weight-complex="bold"/>
    </style:style>
    <style:style style:name="P198" style:parent-style-name="Standard" style:family="paragraph">
      <style:text-properties style:font-weight-complex="bold"/>
    </style:style>
    <style:style style:name="P199" style:parent-style-name="Standard" style:family="paragraph">
      <style:text-properties style:font-weight-complex="bold"/>
    </style:style>
    <style:style style:name="P200" style:parent-style-name="Standard" style:family="paragraph">
      <style:text-properties style:font-weight-complex="bold"/>
    </style:style>
    <style:style style:name="T201" style:parent-style-name="DefaultParagraphFont" style:family="text">
      <style:text-properties style:font-weight-complex="bold"/>
    </style:style>
    <style:style style:name="T202" style:parent-style-name="DefaultParagraphFont" style:family="text">
      <style:text-properties style:font-weight-complex="bold"/>
    </style:style>
    <style:style style:name="T203" style:parent-style-name="DefaultParagraphFont" style:family="text">
      <style:text-properties style:font-name-complex="Times New Roman" style:font-weight-complex="bold"/>
    </style:style>
    <style:style style:name="T204" style:parent-style-name="DefaultParagraphFont" style:family="text">
      <style:text-properties style:font-weight-complex="bold"/>
    </style:style>
    <style:style style:name="T205" style:parent-style-name="DefaultParagraphFont" style:family="text">
      <style:text-properties style:font-weight-complex="bold"/>
    </style:style>
    <style:style style:name="T206" style:parent-style-name="DefaultParagraphFont" style:family="text">
      <style:text-properties style:font-name-complex="Times New Roman" style:font-weight-complex="bold"/>
    </style:style>
    <style:style style:name="P207" style:parent-style-name="Standard" style:family="paragraph">
      <style:text-properties style:font-name-complex="Times New Roman" style:font-weight-complex="bold"/>
    </style:style>
    <style:style style:name="P208" style:parent-style-name="Standard" style:family="paragraph">
      <style:text-properties style:font-name-complex="Times New Roman" style:font-weight-complex="bold" fo:font-style="italic" style:font-style-asian="italic" style:text-underline-type="single" style:text-underline-style="solid" style:text-underline-width="auto" style:text-underline-mode="continuous"/>
    </style:style>
    <style:style style:name="P209" style:parent-style-name="Standard" style:family="paragraph">
      <style:text-properties style:font-name-complex="Times New Roman" style:font-weight-complex="bold"/>
    </style:style>
    <style:style style:name="P210" style:parent-style-name="Standard" style:family="paragraph">
      <style:text-properties style:font-name-complex="Times New Roman" style:font-weight-complex="bold"/>
    </style:style>
    <style:style style:name="P211" style:parent-style-name="Standard" style:family="paragraph">
      <style:text-properties style:font-name-complex="Times New Roman" style:font-weight-complex="bold"/>
    </style:style>
    <style:style style:name="P212" style:parent-style-name="Standard" style:family="paragraph">
      <style:text-properties style:font-name-complex="Times New Roman" style:font-weight-complex="bold"/>
    </style:style>
    <style:style style:name="P213" style:parent-style-name="Standard" style:family="paragraph">
      <style:text-properties style:font-name-complex="Times New Roman" style:font-weight-complex="bold"/>
    </style:style>
    <style:style style:name="P214" style:parent-style-name="Standard" style:family="paragraph">
      <style:text-properties style:font-name-complex="Times New Roman" style:font-weight-complex="bold"/>
    </style:style>
    <style:style style:name="P215" style:parent-style-name="Standard" style:family="paragraph">
      <style:paragraph-properties fo:text-align="center"/>
      <style:text-properties style:font-name-complex="Times New Roman" fo:font-weight="bold" style:font-weight-asian="bold" style:font-weight-complex="bold"/>
    </style:style>
    <style:style style:name="P216" style:parent-style-name="Standard" style:family="paragraph">
      <style:paragraph-properties fo:text-align="center"/>
      <style:text-properties style:font-name-complex="Times New Roman" fo:font-weight="bold" style:font-weight-asian="bold" style:font-weight-complex="bold"/>
    </style:style>
    <style:style style:name="P217" style:parent-style-name="Standard" style:family="paragraph">
      <style:text-properties style:font-name-complex="Times New Roman" style:font-weight-complex="bold"/>
    </style:style>
    <style:style style:name="P218" style:parent-style-name="Standard" style:family="paragraph">
      <style:text-properties style:font-name-complex="Times New Roman" style:font-weight-complex="bold"/>
    </style:style>
    <style:style style:name="P219" style:parent-style-name="Standard" style:family="paragraph">
      <style:text-properties style:font-name-complex="Times New Roman" style:font-weight-complex="bold"/>
    </style:style>
    <style:style style:name="P220" style:parent-style-name="Standard" style:family="paragraph">
      <style:text-properties style:font-name-complex="Times New Roman" style:font-weight-complex="bold"/>
    </style:style>
    <style:style style:name="P221" style:parent-style-name="Standard" style:family="paragraph">
      <style:text-properties style:font-name-complex="Times New Roman" style:font-weight-complex="bold"/>
    </style:style>
    <style:style style:name="P222" style:parent-style-name="Standard" style:family="paragraph">
      <style:text-properties style:font-name-complex="Times New Roman" style:font-weight-complex="bold"/>
    </style:style>
    <style:style style:name="P223" style:parent-style-name="Standard" style:family="paragraph">
      <style:text-properties style:font-name-complex="Times New Roman" style:font-weight-complex="bold"/>
    </style:style>
    <style:style style:name="P224" style:parent-style-name="Standard" style:family="paragraph">
      <style:paragraph-properties fo:text-align="center"/>
      <style:text-properties style:font-name-complex="Times New Roman" fo:font-weight="bold" style:font-weight-asian="bold" style:font-weight-complex="bold"/>
    </style:style>
    <style:style style:name="P225" style:parent-style-name="Standard" style:family="paragraph">
      <style:paragraph-properties fo:text-align="center"/>
      <style:text-properties style:font-name-complex="Times New Roman" fo:font-weight="bold" style:font-weight-asian="bold" style:font-weight-complex="bold"/>
    </style:style>
    <style:style style:name="P226" style:parent-style-name="Standard" style:family="paragraph">
      <style:text-properties style:font-name-complex="Times New Roman" style:font-weight-complex="bold"/>
    </style:style>
    <style:style style:name="P227" style:parent-style-name="Standard" style:family="paragraph">
      <style:text-properties style:font-name-complex="Times New Roman" style:font-weight-complex="bold"/>
    </style:style>
    <style:style style:name="P228" style:parent-style-name="Standard" style:family="paragraph">
      <style:text-properties style:font-name-complex="Times New Roman" style:font-weight-complex="bold"/>
    </style:style>
    <style:style style:name="P229" style:parent-style-name="Standard" style:family="paragraph">
      <style:text-properties style:font-name-complex="Times New Roman" style:font-weight-complex="bold"/>
    </style:style>
    <style:style style:name="P230" style:parent-style-name="Standard" style:family="paragraph">
      <style:text-properties style:font-name-complex="Times New Roman" style:font-weight-complex="bold"/>
    </style:style>
    <style:style style:name="P231" style:parent-style-name="Standard" style:family="paragraph">
      <style:text-properties style:font-name-complex="Times New Roman" style:font-weight-complex="bold"/>
    </style:style>
    <style:style style:name="P232" style:parent-style-name="Standard" style:family="paragraph">
      <style:text-properties style:font-name-complex="Times New Roman" style:font-weight-complex="bold"/>
    </style:style>
    <style:style style:name="P233" style:parent-style-name="Standard" style:family="paragraph">
      <style:text-properties style:font-name-complex="Times New Roman" style:font-weight-complex="bold"/>
    </style:style>
    <style:style style:name="P234" style:parent-style-name="Standard" style:family="paragraph">
      <style:paragraph-properties fo:text-align="center"/>
      <style:text-properties style:font-name-complex="Times New Roman" fo:font-weight="bold" style:font-weight-asian="bold" style:font-weight-complex="bold"/>
    </style:style>
    <style:style style:name="P235" style:parent-style-name="Standard" style:family="paragraph">
      <style:paragraph-properties fo:text-align="center"/>
      <style:text-properties style:font-name-complex="Times New Roman" fo:font-weight="bold" style:font-weight-asian="bold" style:font-weight-complex="bold"/>
    </style:style>
    <style:style style:name="P236" style:parent-style-name="Standard" style:family="paragraph">
      <style:text-properties style:font-name-complex="Times New Roman" style:font-weight-complex="bold"/>
    </style:style>
    <style:style style:name="P237" style:parent-style-name="Standard" style:family="paragraph">
      <style:text-properties style:font-name-complex="Times New Roman" style:font-weight-complex="bold"/>
    </style:style>
    <style:style style:name="P238" style:parent-style-name="Standard" style:family="paragraph">
      <style:text-properties style:font-name-complex="Times New Roman" style:font-weight-complex="bold"/>
    </style:style>
    <style:style style:name="P239" style:parent-style-name="Standard" style:family="paragraph">
      <style:text-properties style:font-name-complex="Times New Roman" style:font-weight-complex="bold"/>
    </style:style>
    <style:style style:name="P240" style:parent-style-name="Standard" style:family="paragraph">
      <style:text-properties style:font-weight-complex="bold"/>
    </style:style>
    <style:style style:name="P24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4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4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4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4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4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4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4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4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1" style:parent-style-name="Standard" style:family="paragraph">
      <style:paragraph-properties fo:text-align="center"/>
    </style:style>
    <style:style style:name="P252" style:parent-style-name="Standard" style:family="paragraph">
      <style:paragraph-properties fo:text-align="center"/>
    </style:style>
    <style:style style:name="P25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4" style:parent-style-name="Standard" style:family="paragraph">
      <style:paragraph-properties fo:text-align="center"/>
      <style:text-properties fo:font-weight="bold" style:font-weight-asian="bold"/>
    </style:style>
    <style:style style:name="P255" style:parent-style-name="Standard" style:family="paragraph">
      <style:paragraph-properties fo:text-align="center" fo:margin-left="0.4923in" fo:text-indent="0.4923in">
        <style:tab-stops/>
      </style:paragraph-properties>
    </style:style>
    <style:style style:name="P256" style:parent-style-name="Standard" style:family="paragraph">
      <style:paragraph-properties fo:text-align="center" fo:margin-left="0.4923in" fo:text-indent="0.4923in">
        <style:tab-stops/>
      </style:paragraph-properties>
    </style:style>
    <style:style style:name="T257" style:parent-style-name="DefaultParagraphFont" style:family="text">
      <style:text-properties style:font-name-complex="Times New Roman"/>
    </style:style>
    <style:style style:name="P258" style:parent-style-name="Standard" style:family="paragraph">
      <style:paragraph-properties fo:text-align="center"/>
      <style:text-properties fo:font-weight="bold" style:font-weight-asian="bold"/>
    </style:style>
    <style:style style:name="P259" style:parent-style-name="Standard" style:family="paragraph">
      <style:paragraph-properties fo:text-align="center"/>
      <style:text-properties fo:font-weight="bold" style:font-weight-asian="bold"/>
    </style:style>
    <style:style style:name="P260" style:parent-style-name="Standard" style:family="paragraph">
      <style:paragraph-properties fo:text-align="center"/>
      <style:text-properties fo:font-weight="bold" style:font-weight-asian="bold"/>
    </style:style>
    <style:style style:name="P261" style:parent-style-name="Standard" style:family="paragraph">
      <style:paragraph-properties fo:text-align="center"/>
      <style:text-properties fo:font-weight="bold" style:font-weight-asian="bold"/>
    </style:style>
    <style:style style:name="P262" style:parent-style-name="Standard" style:family="paragraph">
      <style:paragraph-properties fo:text-align="center"/>
      <style:text-properties fo:font-weight="bold" style:font-weight-asian="bold"/>
    </style:style>
    <style:style style:name="P263" style:parent-style-name="Standard" style:family="paragraph">
      <style:paragraph-properties fo:text-align="center"/>
      <style:text-properties fo:font-weight="bold" style:font-weight-asian="bold"/>
    </style:style>
    <style:style style:name="P264" style:parent-style-name="Standard" style:family="paragraph">
      <style:paragraph-properties fo:text-align="center"/>
      <style:text-properties fo:font-weight="bold" style:font-weight-asian="bold"/>
    </style:style>
    <style:style style:name="P265" style:parent-style-name="Standard" style:family="paragraph">
      <style:paragraph-properties fo:text-align="center"/>
      <style:text-properties fo:font-weight="bold" style:font-weight-asian="bold"/>
    </style:style>
    <style:style style:name="P266" style:parent-style-name="Standard" style:family="paragraph">
      <style:paragraph-properties fo:text-align="center"/>
      <style:text-properties fo:font-weight="bold" style:font-weight-asian="bold"/>
    </style:style>
    <style:style style:name="P267" style:parent-style-name="Standard" style:family="paragraph">
      <style:paragraph-properties fo:text-align="center"/>
      <style:text-properties fo:font-weight="bold" style:font-weight-asian="bold"/>
    </style:style>
    <style:style style:name="P268" style:parent-style-name="Standard" style:family="paragraph">
      <style:paragraph-properties fo:text-align="center"/>
    </style:style>
    <style:style style:name="P269" style:parent-style-name="Standard" style:family="paragraph">
      <style:paragraph-properties fo:text-align="center"/>
    </style:style>
    <style:style style:name="T270" style:parent-style-name="DefaultParagraphFont" style:family="text">
      <style:text-properties style:font-name-complex="Times New Roman"/>
    </style:style>
    <style:style style:name="T271" style:parent-style-name="DefaultParagraphFont" style:family="text">
      <style:text-properties style:font-name-complex="Times New Roman"/>
    </style:style>
    <style:style style:name="P272" style:parent-style-name="Standard" style:family="paragraph">
      <style:paragraph-properties fo:text-align="center"/>
      <style:text-properties fo:font-weight="bold" style:font-weight-asian="bold"/>
    </style:style>
    <style:style style:name="P273" style:parent-style-name="Standard" style:family="paragraph">
      <style:paragraph-properties fo:text-align="center" fo:margin-left="0.4923in" fo:text-indent="0.4923in">
        <style:tab-stops/>
      </style:paragraph-properties>
    </style:style>
    <style:style style:name="T274" style:parent-style-name="DefaultParagraphFont" style:family="text">
      <style:text-properties style:font-name-complex="Times New Roman"/>
    </style:style>
    <style:style style:name="P27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0" style:parent-style-name="Standard" style:family="paragraph">
      <style:paragraph-properties fo:text-align="center"/>
    </style:style>
    <style:style style:name="T28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8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5" style:parent-style-name="Standard" style:family="paragraph">
      <style:paragraph-properties fo:text-align="center"/>
    </style:style>
    <style:style style:name="P286" style:parent-style-name="Standard" style:family="paragraph">
      <style:paragraph-properties fo:text-align="center"/>
    </style:style>
    <style:style style:name="P287" style:parent-style-name="Standard" style:family="paragraph">
      <style:paragraph-properties fo:text-align="center"/>
    </style:style>
    <style:style style:name="P288" style:parent-style-name="Standard" style:family="paragraph">
      <style:paragraph-properties fo:text-align="center"/>
    </style:style>
    <style:style style:name="P289" style:parent-style-name="Standard" style:family="paragraph">
      <style:paragraph-properties fo:text-align="center"/>
    </style:style>
    <style:style style:name="P290" style:parent-style-name="Standard" style:family="paragraph">
      <style:paragraph-properties fo:text-align="center"/>
    </style:style>
    <style:style style:name="P291" style:parent-style-name="Standard" style:family="paragraph">
      <style:paragraph-properties fo:text-align="center"/>
    </style:style>
    <style:style style:name="P292" style:parent-style-name="Standard" style:family="paragraph">
      <style:paragraph-properties fo:text-align="center"/>
    </style:style>
    <style:style style:name="P293" style:parent-style-name="Standard" style:family="paragraph">
      <style:paragraph-properties fo:text-align="center"/>
    </style:style>
    <style:style style:name="P294" style:parent-style-name="Standard" style:family="paragraph">
      <style:paragraph-properties fo:text-align="center"/>
    </style:style>
    <style:style style:name="P29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96" style:parent-style-name="Standard" style:family="paragraph">
      <style:paragraph-properties fo:text-align="center"/>
    </style:style>
    <style:style style:name="P29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298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9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0" style:parent-style-name="Standard" style:family="paragraph">
      <style:paragraph-properties fo:text-align="center"/>
    </style:style>
    <style:style style:name="T301" style:parent-style-name="DefaultParagraphFont" style:family="text">
      <style:text-properties style:text-position="super 66.6%"/>
    </style:style>
    <style:style style:name="P302" style:parent-style-name="Standard" style:family="paragraph">
      <style:paragraph-properties fo:text-align="end"/>
    </style:style>
    <style:style style:name="P30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4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30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6" style:parent-style-name="Standard" style:family="paragraph">
      <style:paragraph-properties fo:text-align="center"/>
    </style:style>
    <style:style style:name="T307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0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9" style:parent-style-name="Standard" style:family="paragraph">
      <style:paragraph-properties fo:text-align="center"/>
    </style:style>
    <style:style style:name="P310" style:parent-style-name="Standard" style:family="paragraph">
      <style:paragraph-properties fo:text-align="center"/>
    </style:style>
    <style:style style:name="P31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5" style:parent-style-name="Standard" style:family="paragraph">
      <style:text-properties fo:font-weight="bold" style:font-weight-asian="bold" style:font-weight-complex="bold"/>
    </style:style>
    <style:style style:name="P3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318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20" style:parent-style-name="Standard" style:family="paragraph">
      <style:paragraph-properties fo:text-align="center"/>
    </style:style>
    <style:style style:name="P321" style:parent-style-name="Standard" style:family="paragraph">
      <style:paragraph-properties fo:text-align="center"/>
      <style:text-properties fo:font-weight="bold" style:font-weight-asian="bold"/>
    </style:style>
    <style:style style:name="P322" style:parent-style-name="Standard" style:family="paragraph">
      <style:paragraph-properties fo:text-align="center"/>
    </style:style>
    <style:style style:name="P3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24" style:parent-style-name="Standard" style:family="paragraph">
      <style:paragraph-properties fo:text-align="center"/>
    </style:style>
    <style:style style:name="T325" style:parent-style-name="DefaultParagraphFont" style:family="text">
      <style:text-properties fo:font-weight="bold" style:font-weight-asian="bold" style:font-weight-complex="bold"/>
    </style:style>
    <style:style style:name="T326" style:parent-style-name="DefaultParagraphFont" style:family="text">
      <style:text-properties fo:font-weight="bold" style:font-weight-asian="bold" style:font-weight-complex="bold"/>
    </style:style>
    <style:style style:name="P32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2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2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3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32" style:parent-style-name="Standard" style:family="paragraph">
      <style:paragraph-properties fo:text-align="center"/>
    </style:style>
    <style:style style:name="P333" style:parent-style-name="Standard" style:family="paragraph">
      <style:paragraph-properties fo:text-align="center"/>
    </style:style>
    <style:style style:name="P334" style:parent-style-name="Standard" style:family="paragraph">
      <style:paragraph-properties fo:text-align="center"/>
      <style:text-properties fo:font-weight="bold" style:font-weight-asian="bold"/>
    </style:style>
    <style:style style:name="P335" style:parent-style-name="Standard" style:family="paragraph">
      <style:paragraph-properties fo:text-align="center"/>
      <style:text-properties fo:font-weight="bold" style:font-weight-asian="bold"/>
    </style:style>
    <style:style style:name="T336" style:parent-style-name="DefaultParagraphFont" style:family="text">
      <style:text-properties style:font-name-complex="Times New Roman"/>
    </style:style>
    <style:style style:name="P33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3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5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5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5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53" style:parent-style-name="Standard" style:family="paragraph">
      <style:paragraph-properties fo:text-align="center"/>
      <style:text-properties fo:font-weight="bold" style:font-weight-asian="bold"/>
    </style:style>
    <style:style style:name="T354" style:parent-style-name="DefaultParagraphFont" style:family="text">
      <style:text-properties style:font-name-complex="Times New Roman"/>
    </style:style>
    <style:style style:name="T355" style:parent-style-name="DefaultParagraphFont" style:family="text">
      <style:text-properties style:font-name-complex="Times New Roman"/>
    </style:style>
    <style:style style:name="P35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5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5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5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6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6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62" style:parent-style-name="Standard" style:family="paragraph">
      <style:text-properties fo:font-weight="bold" style:font-weight-asian="bold" style:font-weight-complex="bold"/>
    </style:style>
    <style:style style:name="P36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64" style:parent-style-name="Standard" style:family="paragraph">
      <style:text-properties fo:font-size="8pt" style:font-size-asian="8pt" style:font-size-complex="8pt"/>
    </style:style>
    <style:style style:name="P36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6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67" style:parent-style-name="Standard" style:family="paragraph">
      <style:text-properties fo:font-size="8pt" style:font-size-asian="8pt" style:font-size-complex="8pt"/>
    </style:style>
    <style:style style:name="P368" style:parent-style-name="Standard" style:family="paragraph">
      <style:text-properties fo:font-size="8pt" style:font-size-asian="8pt" style:font-size-complex="8pt"/>
    </style:style>
    <style:style style:name="P369" style:parent-style-name="Standard" style:family="paragraph">
      <style:text-properties fo:font-size="8pt" style:font-size-asian="8pt" style:font-size-complex="8pt"/>
    </style:style>
    <style:style style:name="P370" style:parent-style-name="Standard" style:family="paragraph">
      <style:text-properties fo:font-size="8pt" style:font-size-asian="8pt" style:font-size-complex="8pt"/>
    </style:style>
    <style:style style:name="P371" style:parent-style-name="Standard" style:family="paragraph">
      <style:text-properties fo:font-size="8pt" style:font-size-asian="8pt" style:font-size-complex="8pt"/>
    </style:style>
    <style:style style:name="P372" style:parent-style-name="Standard" style:family="paragraph">
      <style:text-properties fo:font-size="8pt" style:font-size-asian="8pt" style:font-size-complex="8pt"/>
    </style:style>
    <style:style style:name="P373" style:parent-style-name="Standard" style:family="paragraph">
      <style:text-properties fo:font-size="8pt" style:font-size-asian="8pt" style:font-size-complex="8pt"/>
    </style:style>
    <style:style style:name="P374" style:parent-style-name="Standard" style:family="paragraph">
      <style:text-properties fo:font-size="8pt" style:font-size-asian="8pt" style:font-size-complex="8pt"/>
    </style:style>
    <style:style style:name="P375" style:parent-style-name="Standard" style:family="paragraph">
      <style:text-properties fo:font-size="8pt" style:font-size-asian="8pt" style:font-size-complex="8pt"/>
    </style:style>
    <style:style style:name="P376" style:parent-style-name="Standard" style:family="paragraph">
      <style:text-properties fo:font-size="8pt" style:font-size-asian="8pt" style:font-size-complex="8pt"/>
    </style:style>
    <style:style style:name="P377" style:parent-style-name="Standard" style:family="paragraph">
      <style:text-properties fo:font-size="8pt" style:font-size-asian="8pt" style:font-size-complex="8pt"/>
    </style:style>
    <style:style style:name="P378" style:parent-style-name="Standard" style:family="paragraph">
      <style:text-properties fo:font-size="8pt" style:font-size-asian="8pt" style:font-size-complex="8pt"/>
    </style:style>
    <style:style style:name="P379" style:parent-style-name="Standard" style:family="paragraph">
      <style:text-properties fo:font-size="8pt" style:font-size-asian="8pt" style:font-size-complex="8pt"/>
    </style:style>
    <style:style style:name="P380" style:parent-style-name="Standard" style:family="paragraph">
      <style:text-properties fo:font-size="8pt" style:font-size-asian="8pt" style:font-size-complex="8pt"/>
    </style:style>
    <style:style style:name="P38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82" style:parent-style-name="Standard" style:family="paragraph">
      <style:paragraph-properties fo:text-align="center"/>
    </style:style>
    <style:style style:name="P383" style:parent-style-name="Standard" style:family="paragraph">
      <style:paragraph-properties fo:text-align="center"/>
    </style:style>
    <style:style style:name="P384" style:parent-style-name="Standard" style:family="paragraph">
      <style:paragraph-properties fo:text-align="center"/>
      <style:text-properties fo:font-weight="bold" style:font-weight-asian="bold"/>
    </style:style>
    <style:style style:name="T385" style:parent-style-name="DefaultParagraphFont" style:family="text">
      <style:text-properties style:font-name-complex="Times New Roman"/>
    </style:style>
    <style:style style:name="P38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87" style:parent-style-name="Standard" style:family="paragraph">
      <style:paragraph-properties fo:text-align="center"/>
    </style:style>
    <style:style style:name="P38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8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9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9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9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9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9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95" style:parent-style-name="Standard" style:family="paragraph">
      <style:paragraph-properties fo:text-align="center"/>
    </style:style>
    <style:style style:name="P396" style:parent-style-name="Standard" style:family="paragraph">
      <style:paragraph-properties fo:text-align="center"/>
    </style:style>
    <style:style style:name="P397" style:parent-style-name="Normal" style:family="paragraph">
      <style:paragraph-properties fo:text-align="center"/>
      <style:text-properties fo:hyphenate="true"/>
    </style:style>
    <style:style style:name="P398" style:parent-style-name="Normal" style:family="paragraph">
      <style:paragraph-properties fo:text-align="center"/>
      <style:text-properties fo:font-weight="bold" style:font-weight-asian="bold" fo:hyphenate="true"/>
    </style:style>
    <style:style style:name="P399" style:parent-style-name="Normal" style:family="paragraph">
      <style:paragraph-properties fo:text-align="center" fo:margin-left="0.9847in" fo:text-indent="0.4923in">
        <style:tab-stops/>
      </style:paragraph-properties>
      <style:text-properties fo:hyphenate="true"/>
    </style:style>
    <style:style style:name="P400" style:parent-style-name="Normal" style:family="paragraph">
      <style:text-properties fo:hyphenate="true"/>
    </style:style>
    <style:style style:name="P401" style:parent-style-name="Normal" style:family="paragraph">
      <style:text-properties fo:hyphenate="true"/>
    </style:style>
    <style:style style:name="P402" style:parent-style-name="Normal" style:family="paragraph">
      <style:text-properties fo:hyphenate="true"/>
    </style:style>
    <style:style style:name="P403" style:parent-style-name="Normal" style:family="paragraph">
      <style:text-properties fo:hyphenate="true"/>
    </style:style>
    <style:style style:name="P404" style:parent-style-name="Normal" style:family="paragraph">
      <style:text-properties fo:hyphenate="true"/>
    </style:style>
    <style:style style:name="P405" style:parent-style-name="Normal" style:family="paragraph">
      <style:text-properties fo:hyphenate="true"/>
    </style:style>
  </office:automatic-styles>
  <office:body>
    <office:text text:use-soft-page-breaks="true">
      <text:p text:style-name="P1">Applesauce Spice Bars</text:p>
      <text:p text:style-name="Standard"/>
      <text:p text:style-name="Standard">1 cup applesauce<text:tab/><text:tab/><text:tab/><text:tab/><text:tab/>2 cups Bisquik baking mix</text:p>
      <text:p text:style-name="Standard">2/3 cup packed brown sugar<text:tab/><text:tab/><text:tab/><text:tab/>1 teaspoon pumpkin pie spice</text:p>
      <text:p text:style-name="Standard">¼ cup vegetable oil<text:tab/><text:tab/><text:tab/><text:tab/><text:tab/>½ cup chopped nuts (pecans)</text:p>
      <text:p text:style-name="Standard">2eggs<text:tab/><text:tab/><text:tab/><text:tab/><text:tab/><text:tab/><text:tab/>Browned Butter Glaze (below)</text:p>
      <text:p text:style-name="Standard"/>
      <text:p text:style-name="Standard">Heat oven to 350º. <text:s/>Grease oblong pan 13x9x2 inches. <text:s/>Beat applesauce, brown sugar, oil and eggs in large mixer bowl on medium speed, scraping bowl occasionally, 1 minute. <text:s/>Stir in baking mix, pumpkin pie spice and<text:s/>nuts. <text:s/>Spread in pan. <text:s/>Bake until wooden pick inserted in center comes out clean, about 25 minutes; cool. <text:s/>Spread with<text:s/><text:span text:style-name="T3">Browned Butter Glaze</text:span>. <text:s/>Cut into bars, about 3x1 inch, 3 dozen bars.</text:p>
      <text:p text:style-name="Standard"/>
      <text:p text:style-name="Standard"><text:span text:style-name="T4">Browned Butter Glaze</text:span><text:span text:style-name="T5">:</text:span></text:p>
      <text:p text:style-name="P6"/>
      <text:p text:style-name="Standard">¼ cup butter<text:tab/><text:tab/><text:tab/><text:tab/><text:tab/><text:tab/>1teaspoon vanilla</text:p>
      <text:p text:style-name="Standard">2 cups powdered sugar<text:tab/><text:tab/><text:tab/><text:tab/>1 to 2 tablespoons hot water</text:p>
      <text:p text:style-name="Standard"/>
      <text:p text:style-name="Standard">Heat butter over low heat until golden brown; remove from heat. <text:s/>Beat in powdered sugar and vanilla. <text:s/>Stir in water, 1 teaspoon at a time, until smooth and of desired consistency.</text:p>
      <text:p text:style-name="P7"/>
      <text:p text:style-name="P8">Pumpkin Bars</text:p>
      <text:p text:style-name="P9"/>
      <text:p text:style-name="Standard">2 cups sugar<text:tab/><text:tab/><text:tab/><text:tab/><text:tab/><text:tab/>2 cups Bisquick baking mix</text:p>
      <text:p text:style-name="Standard">½ cup vegetable<text:tab/><text:tab/><text:tab/><text:tab/><text:tab/>2 teaspoons ground cinnamon</text:p>
      <text:p text:style-name="Standard">1 can (16-oz.) pumpkin<text:tab/><text:tab/><text:tab/><text:tab/>½ cup raisins</text:p>
      <text:p text:style-name="Standard">4 eggs, beaten<text:tab/><text:tab/><text:tab/><text:tab/><text:tab/><text:tab/>Cream Cheese Frosting (below)</text:p>
      <text:p text:style-name="Standard"><text:s/></text:p>
      <text:p text:style-name="Standard">Heat oven to350º. <text:s/>Grease jelly roll pan, 15 ½ x 10 ½ x 1 inch. <text:s/>Beat sugar, oil,<text:s/>pumpkin and eggs in large mixer bowl on medium speed, scraping bowl occasionally, 1 minute. <text:s/>Stir in baking mix, cinnamon and raisins. <text:s/>Pour into pan. <text:s/>Bake until wooden pick inserted in center comes out clean, 25 to 30 minutes; cool. <text:s/>Frost with Cream Cheese Frosting. <text:s/>Cut into bars, about 3x1 inch. <text:s/>Refrigerate any remaining bars. <text:s/>50 bars.</text:p>
      <text:p text:style-name="Standard"/>
      <text:p text:style-name="P10">Cream Cheese Frosting:</text:p>
      <text:p text:style-name="P11"/>
      <text:p text:style-name="Standard">1 package (3 ounces) cream cheese, softened<text:tab/>1 tablespoon milk</text:p>
      <text:p text:style-name="Standard">1/3 cup butter, softened<text:tab/><text:tab/><text:tab/><text:tab/>1 teaspoon vanilla</text:p>
      <text:p text:style-name="Standard">2 cups powdered sugar</text:p>
      <text:p text:style-name="Standard"/>
      <text:p text:style-name="Standard">Beat cream<text:s/>cheese, butter, milk and vanilla until creamy. <text:s/>Stir in powdered sugar until smooth.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Pineapple Bars</text:p>
      <text:p text:style-name="P22"><text:span text:style-name="T23"><text:tab/></text:span><text:span text:style-name="T24"><text:tab/></text:span>Alice Donley</text:p>
      <text:p text:style-name="P25"/>
      <text:p text:style-name="Standard">Crust:</text:p>
      <text:p text:style-name="Standard">2 ½ cups sifted flour<text:tab/><text:tab/><text:tab/><text:tab/><text:tab/>½ teaspoon salt</text:p>
      <text:p text:style-name="Standard">1 cup butter<text:tab/><text:tab/><text:tab/><text:tab/><text:tab/><text:tab/>½ cup milk</text:p>
      <text:p text:style-name="Standard"/>
      <text:p text:style-name="Standard">Combine as for pastry, mixing flour, salt and<text:s/>butter until fine – sprinkle with milk; blend until dough can be made into soft ball. <text:s/>Divide in half; roll each to fit 13x9” cake pan; place half in pan. <text:s/>Save second rolled pastry layer for top.</text:p>
      <text:p text:style-name="Standard"/>
      <text:p text:style-name="Standard">Filling:</text:p>
      <text:p text:style-name="Standard">1 No. 2 can (2 ½ cups) crushed pineapple with juice</text:p>
      <text:p text:style-name="Standard">2 Tablespoons cornstarch</text:p>
      <text:p text:style-name="Standard">1egg</text:p>
      <text:p text:style-name="Standard"/>
      <text:p text:style-name="Standard">Combine ingredients in saucepan and cook until thick; cool and pour over the bottom pastry. <text:s/>Cover with remaining crust. <text:s/>Prick top with fork. <text:s/>Bake in moderate oven 350º until golden brown, 35-40 minutes. <text:s/>Cool. <text:s/>Frost with Cream Cheese Frosting.</text:p>
      <text:p text:style-name="P26"/>
      <text:p text:style-name="P27">Cream Cheese Frosting:</text:p>
      <text:p text:style-name="P28"/>
      <text:p text:style-name="Standard">1 package (3-oz.) cream cheese, softened</text:p>
      <text:p text:style-name="Standard">2 cups powdered sugar</text:p>
      <text:p text:style-name="Standard"/>
      <text:p text:style-name="Standard">Beat cream cheese until smooth. <text:s/>Add sugar gradually until frosting is spreading consistence. <text:s/>Frost cool bars.</text:p>
      <text:p text:style-name="P29"/>
      <text:p text:style-name="P30">Saucepan Raisin Spice Bars</text:p>
      <text:p text:style-name="P31"/>
      <text:p text:style-name="Standard">1 stick butter<text:tab/><text:tab/><text:tab/><text:tab/><text:tab/><text:tab/>½ teaspoon soda</text:p>
      <text:p text:style-name="Standard">½ cup raisins<text:tab/><text:tab/><text:tab/><text:tab/><text:tab/><text:tab/>½ teaspoon cinnamon</text:p>
      <text:p text:style-name="Standard">2/3 cup sugar<text:tab/><text:tab/><text:tab/><text:tab/><text:tab/><text:tab/>½ teaspoon nutmeg</text:p>
      <text:p text:style-name="Standard">1 cup sifted flour<text:tab/><text:tab/><text:tab/><text:tab/><text:tab/>¼ teaspoon ground cloves</text:p>
      <text:p text:style-name="Standard">1 egg</text:p>
      <text:p text:style-name="Standard"/>
      <text:p text:style-name="Standard">Simmer raisins in ½ cup water until raisins are soft and plump. <text:s/>Drain off water, saving<text:s/>2 tablespoons to use in recipe. <text:s/>Melt butter in saucepan. <text:s/>Remove from heat. <text:s/>Add sugar and the 2 tablespoons of water. <text:s/>Blend. <text:s/>Stir in flour, soda and spices. <text:s/>Add egg and beat well. <text:s/>Add raisins. <text:s/>Pour into greased 9” square pan. <text:s text:c="2"/>Bake 350º for 30 minutes. <text:s/>Do not over bake. <text:s/>Cool in pan. <text:s/>Cut into bars.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Fruit and Cereal Bars</text:p>
      <text:p text:style-name="P41"/>
      <text:p text:style-name="Standard">1/3 cup firmly packed brown sugar<text:tab/><text:tab/><text:tab/>½ cup Baker's Angel Flake Coconut</text:p>
      <text:p text:style-name="Standard">½ cup Log Cabin syrup or light corn syrup<text:tab/><text:tab/>½ cup chopped nuts, pecans or walnuts</text:p>
      <text:p text:style-name="Standard">¼ cup butter<text:tab/><text:tab/><text:tab/><text:tab/><text:tab/><text:tab/>¼<text:s/>cup flour</text:p>
      <text:p text:style-name="Standard">5 cups Raisin Bran, slightly crushed<text:tab/><text:tab/><text:tab/>1 cup semi-sweet chocolate chips</text:p>
      <text:p text:style-name="Standard">1 egg, well beaten</text:p>
      <text:p text:style-name="Standard"/>
      <text:p text:style-name="Standard">Combine sugar, syrup and butter in saucepan; heat and stir until sugar is dissolved. <text:s/>Combine cereal, coconut and nuts in a bowl. <text:s/>Add flour and chips. <text:s/>Pour syrup over cereal mixture; then stir in egg and mix well to coat evenly. <text:s/>Spread in greased 13x9” pan, pressing firmly. <text:s/>Bake at 400º for 15 to 20 minutes until golden brown. <text:s/>Cool 10 minutes; then cut into bars. <text:s/>Makes 2 dozen bars.</text:p>
      <text:p text:style-name="Standard"/>
      <text:p text:style-name="P42">Brownie Mix</text:p>
      <text:p text:style-name="P43"/>
      <text:p text:style-name="P44">4 cups all-purpose flour<text:tab/><text:tab/><text:tab/><text:tab/>1 tablespoon plus 1 teaspoon baking powder</text:p>
      <text:p text:style-name="P45">1 tablespoon salt<text:tab/><text:tab/><text:tab/><text:tab/><text:tab/>8 cups sugar</text:p>
      <text:p text:style-name="P46">2 ½ cups cocoa<text:tab/><text:tab/><text:tab/><text:tab/><text:tab/>2 cups shortening</text:p>
      <text:p text:style-name="P47"/>
      <text:p text:style-name="P48">Combine flour, baking powder, salt, sugar and cocoa; stir well. <text:s/>Cut in shortening with pastry blender until mixture resembles coarse meal. <text:s/>Place in an airtight container; store in a cool, dry place or in refrigerator for up to 6 weeks. <text:s/>Yields: 16 cups.</text:p>
      <text:p text:style-name="P49">*This mix is like the brownie mix we buy in store. <text:s/>When ready to use it add ingredients to make brownies. <text:s/>One example is as follows:</text:p>
      <text:p text:style-name="P50"/>
      <text:p text:style-name="Standard"><text:span text:style-name="T51">Quick and Easy Brownies</text:span><text:span text:style-name="T52">:</text:span></text:p>
      <text:p text:style-name="P53"/>
      <text:p text:style-name="P54">3 cups Brownie Mix<text:tab/><text:tab/><text:tab/><text:tab/><text:tab/>3 eggs, beaten</text:p>
      <text:p text:style-name="P55">1 ½ teaspoon vanilla<text:tab/><text:tab/><text:tab/><text:tab/><text:tab/>½ cup chopped pecans</text:p>
      <text:p text:style-name="P56"/>
      <text:p text:style-name="Standard"><text:span text:style-name="T57">Combine all ingredients, stirring until well mixed. <text:s/>Spoon into a greased and floured 8” square pan. <text:s/>Bake at 350</text:span><text:span text:style-name="T58">°</text:span><text:span text:style-name="T59"><text:s/>for 35-40</text:span><text:span text:style-name="T60"><text:s/>minutes (or less for chewy brownie.) Cut into squares. <text:s/>Yield: <text:s/>16 brownies.</text:span></text:p>
      <text:p text:style-name="P61"/>
      <text:p text:style-name="P62">Weight Watchers Brownies</text:p>
      <text:p text:style-name="P63"/>
      <text:p text:style-name="P64">3 cups All-Bran<text:s/><text:tab/><text:tab/><text:tab/><text:tab/><text:tab/>2 ½ cups water</text:p>
      <text:p text:style-name="P65">1 box Betty Crocker Low-Fat Sweet Rewards<text:tab/>1 ½ teaspoon baking powder</text:p>
      <text:p text:style-name="P66"><text:tab/>Brownie Mix</text:p>
      <text:p text:style-name="P67"/>
      <text:p text:style-name="Standard"><text:span text:style-name="T68">Mix All-Bran with water. <text:s/>Soak 5</text:span><text:span text:style-name="T69"><text:s/>minutes. <text:s/>Add BC Brownie mix and baking powder. <text:s/>Pour into 24 muffin tins. <text:s/>Bake at 350</text:span><text:span text:style-name="T70">°</text:span><text:span text:style-name="T71"><text:s/>for 22-25 minutes. <text:s/>Better to let sit day or two. <text:s/>Also freezes well. <text:s/></text:span></text:p>
      <text:p text:style-name="P72">One muffin = 1 point.</text:p>
      <text:p text:style-name="P73"/>
      <text:p text:style-name="P74"/>
      <text:p text:style-name="P75"/>
      <text:p text:style-name="P76"/>
      <text:p text:style-name="P77"/>
      <text:p text:style-name="P78">Chocolate-Peanut Butter Brownie Blast</text:p>
      <text:p text:style-name="P79"/>
      <text:p text:style-name="P80">1 (18-4 oz.) box Betty Crocker Premium<text:tab/><text:tab/>¾ cup chopped peanut butter cups*</text:p>
      <text:p text:style-name="P81"><text:tab/>Brownie Mix – Original Supreme<text:tab/><text:tab/>1 (16-oz.) container Betty Crocker Whipped</text:p>
      <text:p text:style-name="P82">4 rectangles Honey Maid Graham Crackers,<text:tab/><text:tab/><text:tab/>Vanilla Frosting</text:p>
      <text:p text:style-name="P83"><text:tab/>Crumbled</text:p>
      <text:p text:style-name="P84"/>
      <text:p text:style-name="Standard"><text:span text:style-name="T85">Heat oven to 350</text:span><text:span text:style-name="T86">°</text:span><text:span text:style-name="T87">. <text:s/>Line a 9x9x2” pan with foil to extend over p</text:span><text:span text:style-name="T88">an edges. <text:s/>Prepare brownie mix according to package directions. <text:s/>Stir in ½ cup chopped peanut butter cups. <text:s/>Spread batter in pan and bake according to package directions. <text:s/>Cool. <text:s/>Spread frosting, top with graham crackers and remaining peanut butter cups. <text:s/></text:span><text:span text:style-name="T89">Use foil to lift brownies from pan.</text:span></text:p>
      <text:p text:style-name="P90"/>
      <text:p text:style-name="P91">*To make this dessert nut-free, swap the peanut butter cups for chopped malted milk balls.</text:p>
      <text:p text:style-name="P92"/>
      <text:p text:style-name="P93">Peanut Butter Cup Sprinkled Brownies</text:p>
      <text:p text:style-name="P94"/>
      <text:p text:style-name="P95">1 stick butter<text:tab/><text:tab/><text:tab/><text:tab/><text:tab/><text:tab/>1 ¼ cups sugar, divided</text:p>
      <text:p text:style-name="P96">¾ cup Hershey’s cocoa<text:tab/><text:tab/><text:tab/><text:tab/>4 eggs, beaten</text:p>
      <text:p text:style-name="P97">2<text:s/>teaspoons, vanilla<text:tab/><text:tab/><text:tab/><text:tab/><text:tab/>¾ cup all-purpose flour</text:p>
      <text:p text:style-name="P98">½ teaspoon salt<text:tab/><text:tab/><text:tab/><text:tab/><text:tab/>¼ teaspoon baking soda</text:p>
      <text:p text:style-name="P99">1 1/3 cups (8-oz. package) Reese’s Minis<text:s/><text:tab/><text:tab/>1 cup Reese’s Creamy peanut butter</text:p>
      <text:p text:style-name="P100"><text:tab/>Peanut Butter Cups, divided</text:p>
      <text:p text:style-name="P101"/>
      <text:p text:style-name="Standard"><text:span text:style-name="T102">Heat oven to 350</text:span><text:span text:style-name="T103">°</text:span><text:span text:style-name="T104">. <text:s/>Grease 13x9x2” baking pan. <text:s/>Melt butte</text:span><text:span text:style-name="T105">r in medium saucepan over low heat. <text:s/>Add 2 cups sugar and cocoa; stir to blend. <text:s/>Remove from heat. <text:s/>Stir in eggs and vanilla. <text:s/>Stir together flour, salt and baking soda; stir into chocolate mixture. <text:s/>Stir in 2/3 cup mini peanut butter cups; spread mixture<text:s/></text:span><text:span text:style-name="T106">in prepared pan. <text:s/>Combine peanut butter and remaining ¼ cup sugar in microwave-safe bowl. <text:s/>Microwave at high 1 minute or until fluid. <text:s/>Drop by tablespoons onto chocolate batter. <text:s/>Swirl with metal spatula or knife for marbled effect. <text:s/>Bake 25-30 minutes or<text:s/></text:span><text:span text:style-name="T107">until brownie starts to pull from edges of pan and is set. <text:s/>Cool 45 minutes; sprinkle remaining 2/3 cup peanut butter cups over surface, pressing in slightly. <text:s/>Cool completely in pan on wire rack. <text:s/>Cut into squares or triangles. <text:s/>Makes about 36 brownies.</text:span></text:p>
      <text:p text:style-name="P108"/>
      <text:p text:style-name="P109">Deep Dish Brownies</text:p>
      <text:p text:style-name="Standard"/>
      <text:p text:style-name="Standard">¾ cup butter, melted<text:tab/><text:tab/><text:tab/><text:tab/><text:tab/>1 ½ cups sugar</text:p>
      <text:p text:style-name="Standard">1 ½ teaspoons vanilla<text:tab/><text:tab/><text:tab/><text:tab/><text:tab/>3 eggs</text:p>
      <text:p text:style-name="Standard">¾ cup all-purpose flour<text:tab/><text:tab/><text:tab/><text:tab/>½ cup Hershey's cocoa</text:p>
      <text:p text:style-name="Standard">½ teaspoon baking powder<text:tab/><text:tab/><text:tab/><text:tab/>½ teaspoon salt</text:p>
      <text:p text:style-name="Standard">1 cup Reese's Peanut Butter Chips or Hershey's Semi-sweet Chocolate Chips</text:p>
      <text:p text:style-name="Standard"/>
      <text:p text:style-name="Standard">Heat oven to 350º. <text:s/>Grease 8” square pan. <text:s/>In medium bowl blend melted butter, sugar and vanilla. <text:s/>Add eggs; beat well with spoon. <text:s/>Combine flour, cocoa, baking powder and salt; gradually add to egg mixture, beating until well blended. <text:s/>Stir in chips.<text:s text:c="2"/>Spread into prepared pan. <text:s/>Bake 40-45 minutes or until brownies begin to pull away from sides of pan. <text:s/>Cool completely; cut into squares. <text:s/>Makes 16 brownies.</text:p>
      <text:p text:style-name="Standard"/>
      <text:p text:style-name="P110"/>
      <text:p text:style-name="P111">Brownies</text:p>
      <text:p text:style-name="P112"><text:tab/><text:tab/><text:tab/>Anne Holston</text:p>
      <text:p text:style-name="Standard"/>
      <text:p text:style-name="Standard">2 cup sugar<text:tab/><text:tab/><text:tab/><text:tab/><text:tab/><text:tab/>½ cup milk</text:p>
      <text:p text:style-name="Standard">1 stick butter<text:tab/><text:tab/><text:tab/><text:tab/><text:tab/><text:tab/>1 block unsweetened<text:s/>chocolate</text:p>
      <text:p text:style-name="Standard">1 teaspoon vanilla</text:p>
      <text:p text:style-name="Standard"/>
      <text:p text:style-name="Standard">Add all ingredients except vanilla in saucepan. <text:s/>Cook over medium heat and stir until boiling. <text:s/>Take off heat. <text:s/>Add vanilla; beat until color changes about 10-15 minutes.</text:p>
      <text:p text:style-name="Standard"/>
      <text:p text:style-name="P113">Brownies</text:p>
      <text:p text:style-name="Standard"/>
      <text:p text:style-name="Standard">1 cup flour<text:tab/><text:tab/><text:tab/><text:tab/><text:tab/><text:tab/>¾ cup cocoa</text:p>
      <text:p text:style-name="Standard">½ teaspoon<text:s/>baking powder<text:tab/><text:tab/><text:tab/><text:tab/>4 eggs</text:p>
      <text:p text:style-name="Standard">2 cups sugar<text:tab/><text:tab/><text:tab/><text:tab/><text:tab/><text:tab/>1 ½ cups melted butter</text:p>
      <text:p text:style-name="Standard">1 teaspoon vanilla<text:tab/><text:tab/><text:tab/><text:tab/><text:tab/>1 cup nuts</text:p>
      <text:p text:style-name="Standard"/>
      <text:p text:style-name="Standard">Stir flour, cocoa and baking powder onto wax paper. <text:s/>Beat eggs in mixer bowl about 3 minutes until thick. <text:s/>Beat in sugar gradually, about 1 minute more. <text:s/>Mix in melted butter, vanilla and dry ingredients at low speed. <text:s/>Stir in nuts. <text:s/>Pour into a greased and floured 13x9ox2” pan. <text:s/>Bake30-35 minutes at 350º. <text:s/>Cool. <text:s/>If desired, frost with chocolate frosting and sift powdered sugar on top.</text:p>
      <text:p text:style-name="P114"/>
      <text:p text:style-name="P115"><text:tab/><text:span text:style-name="T116">Glorified Brownies</text:span><text:tab/></text:p>
      <text:p text:style-name="P117"><text:tab/><text:tab/><text:tab/><text:tab/>Louise Windham</text:p>
      <text:p text:style-name="Standard"/>
      <text:p text:style-name="Standard">2 beaten eggs<text:tab/><text:tab/><text:tab/><text:tab/><text:tab/><text:tab/>1 cup chopped pecans</text:p>
      <text:p text:style-name="Standard">1 cup sugar<text:tab/><text:tab/><text:tab/><text:tab/><text:tab/><text:tab/>¼ teaspoon salt</text:p>
      <text:p text:style-name="Standard">½ cup butter, melted<text:tab/><text:tab/><text:tab/><text:tab/><text:tab/>¾ cup flour</text:p>
      <text:p text:style-name="Standard">¼ cup cocoa<text:tab/><text:tab/><text:tab/><text:tab/><text:tab/><text:tab/>24 large marshmallows</text:p>
      <text:p text:style-name="Standard"/>
      <text:p text:style-name="Standard">Beat eggs until light. <text:s/>Gradually add sugar and continue beating until smooth. <text:s/>Add butter and cocoa and mix well.<text:tab/>Stir in pecans, salt and flour and mix well. <text:s/>Place in a greased and floured shallow baking pan. <text:s/>Bake in 350º oven about 20 minutes. <text:s/>Remove from over (may not seem done) and place marshmallows on top. <text:s/>Put back in oven until<text:s/>marshmallows are soft and puffy. <text:s/>Cover with the following icing:</text:p>
      <text:p text:style-name="Standard"/>
      <text:p text:style-name="Standard"><text:span text:style-name="T118">Icing</text:span><text:span text:style-name="T119">:</text:span></text:p>
      <text:p text:style-name="Standard">4 tablespoons milk<text:tab/><text:tab/><text:tab/><text:tab/><text:tab/>¼ cup cocoa</text:p>
      <text:p text:style-name="Standard">2 tablespoons butter<text:tab/><text:tab/><text:tab/><text:tab/><text:tab/>1 teaspoon vanilla</text:p>
      <text:p text:style-name="Standard">2 cups confectioners’ sugar<text:tab/><text:tab/><text:tab/><text:tab/>1/8 teaspoon salt</text:p>
      <text:p text:style-name="Standard"/>
      <text:p text:style-name="Standard">Heat until scalding milk and butter. <text:s/>Sift sugar, cocoa and salt; beat into butter and milk mixture. <text:s/>Add vanilla and beat smooth. <text:s/>Spread on top of marshmallows (may have to drizzle to keep marshmallows in place.</text:p>
      <text:p text:style-name="Standard">This was one of Eze’s favorite desserts to make. <text:s/>Everybody loved these. <text:s/>Her bridge club and neighbors always asked for these when they needed a dessert.</text:p>
      <text:p text:style-name="Standard"/>
      <text:p text:style-name="P120"/>
      <text:p text:style-name="P121">Brownies with Butterscotch Drizzle</text:p>
      <text:p text:style-name="P122">(Yes, You Can Eat Brownies – only 179 Calories)</text:p>
      <text:p text:style-name="Standard"/>
      <text:p text:style-name="Standard">Nonstick cooking spray</text:p>
      <text:p text:style-name="Standard">4 tablespoons (½ stick) butter<text:s/><text:tab/><text:tab/><text:tab/>2 ounces unsweetened chocolate, chopped</text:p>
      <text:p text:style-name="Standard">¼ cup low-fat<text:s/>sour cream<text:tab/><text:tab/><text:tab/><text:tab/>½ cup granulated sugar</text:p>
      <text:p text:style-name="Standard">½ cup light brown sugar<text:tab/><text:tab/><text:tab/><text:tab/>2 large eggs</text:p>
      <text:p text:style-name="Standard">1 tablespoon vanilla<text:tab/><text:tab/><text:tab/><text:tab/><text:tab/>½ cup whole-wheat flour</text:p>
      <text:p text:style-name="Standard">¼ teaspoon salt<text:tab/><text:tab/><text:tab/><text:tab/><text:tab/>½ cup bittersweet chocolate chunks or chips</text:p>
      <text:p text:style-name="Standard">½ cup butterscotch chips<text:tab/><text:tab/><text:tab/><text:tab/>2 teaspoons 1% low-fat milk</text:p>
      <text:p text:style-name="Standard"/>
      <text:p text:style-name="Standard">Preheat<text:s/>oven to 325º. <text:s/>Lightly coat an 8” baking pan with cooking spray.</text:p>
      <text:p text:style-name="Standard">Melt butter with chocolate in a medium saucepan over low heat. <text:s/>Remove pan from heat, and stir in sour cream, sugars, eggs and vanilla until well-combined. <text:s/>Stir in flour, salt and chocolate<text:s/>chips. <text:s/>Pour batter into prepared pan; bake in middle of oven until a toothpick comes out clean (about 35 minutes). <text:s/>Cool brownies in a pan; cut into 16 squares. <text:s/>Melt butterscotch chips in a small pan over low heat, stirring (about 4 minutes). <text:s/>Add milk,<text:s/>and whisk until smooth. <text:s/>Pour butterscotch into a zip-top bag; snip end off of the bottom corners. <text:s/>Stack brownies (2-4 in each stack); drizzle each stack with butterscotch.</text:p>
      <text:p text:style-name="Standard"/>
      <text:p text:style-name="Standard">Serving size: <text:s/>1 brownie: <text:s/>Calories 179; fat 9g (sat 6g, mono 2g, poly 0g); cholesterol 35mg; protein 2g; carbohydrate 24g; sugars 19g; fiber 2g; iron 1mg; sodium 60mg; calcium 25mg)</text:p>
      <text:p text:style-name="P123"/>
      <text:p text:style-name="P124">Irresistible Low-Fat Chocolate Brownies</text:p>
      <text:p text:style-name="P125"/>
      <text:p text:style-name="Standard">Vegetable cooking spray<text:tab/><text:tab/><text:tab/><text:tab/>¾ cup semi-sweet chocolate chips</text:p>
      <text:p text:style-name="Standard">1 (14-oz.) can Eagle Brand Low Fat<text:tab/><text:tab/><text:tab/>4 egg whites</text:p>
      <text:p text:style-name="Standard"><text:tab/>Sweetened Condensed Milk<text:tab/><text:tab/><text:tab/>¼ cup sifted flour</text:p>
      <text:p text:style-name="Standard">1/3 cup unsweetened cocoa<text:tab/><text:tab/><text:tab/><text:tab/>1 teaspoon baking powder</text:p>
      <text:p text:style-name="Standard">1 teaspoon vanilla</text:p>
      <text:p text:style-name="Standard"/>
      <text:p text:style-name="Standard">Preheat oven to350º. <text:s/>Spray 13x9” baking pan with cooking spray. <text:s/>In a 2-quart glass measure cup with handle, combine Eagle Brand milk,<text:s/>cocoa and chips. <text:s/>Cook in microwave oven on 100% power for 2 minutes or until chips melt, stirring after each minute. <text:s/>Stir in remaining ingredients. <text:s/>Turn into prepared pan. <text:s/>Bake 20 minutes or until center is set. <text:s/>Cool. Store tightly at room temperature.</text:p>
      <text:p text:style-name="Standard"/>
      <text:p text:style-name="Standard">Serving Size: 1 brownie: 120 calories; 3g fat; 5mg cholesterol; 60mg sodium; 20g carbohydrate; 3g protein.</text:p>
      <text:p text:style-name="Standard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>Hershey's Rocky Road Brownies</text:p>
      <text:p text:style-name="P136"/>
      <text:p text:style-name="Standard">1 cup Hershey's semi-sweet chocolate chips<text:tab/><text:tab/>1 teaspoon vanilla</text:p>
      <text:p text:style-name="Standard">1 ¼ cups miniature marshmallows<text:tab/><text:tab/><text:tab/>2 eggs</text:p>
      <text:p text:style-name="Standard">½<text:s/>cup chopped nuts<text:tab/><text:tab/><text:tab/><text:tab/><text:tab/>½ cup all-purpose flour</text:p>
      <text:p text:style-name="Standard">½ cup butter<text:s/><text:tab/><text:tab/><text:tab/><text:tab/><text:tab/><text:tab/>1/3 cup Hershey's cocoa</text:p>
      <text:p text:style-name="Standard">1 cup sugar<text:tab/><text:tab/><text:tab/><text:tab/><text:tab/><text:tab/>½ teaspoon baking powder</text:p>
      <text:p text:style-name="Standard">½ teaspoon salt</text:p>
      <text:p text:style-name="Standard"/>
      <text:p text:style-name="Standard">Heat oven to 350º. <text:s/>Grease 9” square baking pan.</text:p>
      <text:p text:style-name="Standard">Stir together chocolate chips, marshmallows and nuts; set<text:s/>aside. <text:s/>Place butter in large microwave-safe bowl. <text:s/>Microwave at High (100%) 1 to 1 ½ minutes or until melted. <text:s/>Add sugar, vanilla and eggs; beat with spoon until well-blended. <text:s/>Add flour, cocoa, baking powder and salt; stir until well-blended. <text:s/>Spread batter into prepared pan.</text:p>
      <text:p text:style-name="Standard">Bake 22 minutes. <text:s/>Sprinkle chocolate chip mixture over top. <text:s/>Continue baking 5 minutes or until marshmallows have softened and puffed slightly. <text:s/>Cool completely in pan on wire rack. <text:s/>Using wet knife, cut into squares. <text:s/>Make about 20<text:s/>brownies.</text:p>
      <text:p text:style-name="Standard"/>
      <text:p text:style-name="P137">Nestle Double Chocolate Brownies</text:p>
      <text:p text:style-name="Standard"/>
      <text:p text:style-name="Standard">¾ cup unsifted flour<text:tab/><text:tab/><text:tab/><text:tab/><text:tab/>¼ teaspoon baking soda</text:p>
      <text:p text:style-name="Standard">¼ teaspoon salt<text:tab/><text:tab/><text:tab/><text:tab/><text:tab/>1/3 cup butter</text:p>
      <text:p text:style-name="Standard">¾ cup sugar<text:tab/><text:tab/><text:tab/><text:tab/><text:tab/><text:tab/>2 tablespoons water</text:p>
      <text:p text:style-name="Standard">1 (12-oz.) package (2 cups) Nestle Toll House<text:tab/>1 teaspoon vanilla</text:p>
      <text:p text:style-name="Standard"><text:tab/>Morsels, divided<text:tab/><text:tab/><text:tab/><text:tab/>2<text:s/>eggs</text:p>
      <text:p text:style-name="Standard">½ cup chopped nuts</text:p>
      <text:p text:style-name="Standard"/>
      <text:p text:style-name="Standard">Preheat oven to 325º. <text:s/>In a small bowl, combine flour, baking soda and salt; set aside. <text:s/>In a small sauce pan, combine butter, sugar and water. <text:s/>Bring just to a boil; then remove from heat. <text:s/>Add 6 ounces (1 cup) Nestle Toll House Morsels and vanilla. <text:s/>Transfer to a large bowl; add eggs, one at a time, beating well after each addition. <text:s/>Gradually blend in flour mixture. <text:s/>Stir in a remaining 1 cup Nestle Toll House Morsels and the nuts. <text:s/>Spread into greased 9” square baking pan. Bake<text:s/>30-35 minutes. <text:s/>Cool completely. <text:s/>Cut into 2 ¼”squares. <text:s/>Makes 16 2 ¼” squares. <text:s text:c="66"/><text:span text:style-name="T138"><text:s/></text:span></text:p>
      <text:p text:style-name="P139"/>
      <text:p text:style-name="P140">No-Bake Fudge Brownies</text:p>
      <text:p text:style-name="P141"/>
      <text:p text:style-name="Standard">1 (12-oz.) package (2 cups) Nestle Toll House<text:tab/>1 (14-oz.) can sweetened condensed milk</text:p>
      <text:p text:style-name="Standard"><text:tab/>Semi-sweet Chocolate Morsels<text:tab/><text:tab/>1 cup chopped nuts, divided</text:p>
      <text:p text:style-name="Standard">1 (8 ½ oz.) package chocolate wafers,</text:p>
      <text:p text:style-name="Standard"><text:tab/>finely crushed</text:p>
      <text:p text:style-name="Standard"/>
      <text:p text:style-name="Standard">Melt over hot (not boiling) water, semi-sweet chocolate morsels; stir until smooth <text:s/>Add sweetened condensed milk, chocolate wafer crumbs and ½ nuts; stir <text:s/>until well blended. <text:s/>Press into foil-lined 8” square pan. <text:s/>Press remaining ½ cup nuts onto top of brownies. <text:s/>Let stand at room temperature until firm. <text:s/>Cut into 2” squares. <text:s/>Makes 16 (2”) brownies.</text:p>
      <text:p text:style-name="Standard"/>
      <text:p text:style-name="P142"/>
      <text:p text:style-name="P143"/>
      <text:p text:style-name="P144">Brownies</text:p>
      <text:p text:style-name="P145"><text:tab/><text:tab/><text:tab/>Virginia Taylor</text:p>
      <text:p text:style-name="Standard"/>
      <text:p text:style-name="Standard">½ cup shortening<text:tab/><text:tab/><text:tab/><text:tab/><text:tab/>2 (1 oz.) chocolate squares</text:p>
      <text:p text:style-name="Standard">2 eggs<text:tab/><text:tab/><text:tab/><text:tab/><text:tab/><text:tab/><text:tab/>1 cup sugar</text:p>
      <text:p text:style-name="Standard">¾ cup flour<text:tab/><text:tab/><text:tab/><text:tab/><text:tab/><text:tab/>½ teaspoon salt</text:p>
      <text:p text:style-name="Standard">½ teaspoon baking powder<text:tab/><text:tab/><text:tab/><text:tab/>1 cup chopped nuts</text:p>
      <text:p text:style-name="Standard">1 teaspoon vanilla</text:p>
      <text:p text:style-name="Standard"/>
      <text:p text:style-name="Standard">Melt shortening and chocolate squares over low heat. <text:s/>Set aside. <text:s/>Beat eggs until light. <text:s/>Add sugar and beat; add chocolate mixture and vanilla. <text:s text:c="2"/>Add flour, salt and baking powder. <text:s/>Add nuts. <text:s/>Bake at 350º for 30-35 minutes.</text:p>
      <text:p text:style-name="Standard"/>
      <text:p text:style-name="P146">Brownies</text:p>
      <text:p text:style-name="P147"><text:tab/><text:tab/><text:tab/>Debbie Schmidt</text:p>
      <text:p text:style-name="Standard"/>
      <text:p text:style-name="Standard">2 sticks butter<text:s/><text:tab/><text:tab/><text:tab/><text:tab/><text:tab/><text:tab/>½ cup cocoa</text:p>
      <text:p text:style-name="Standard">2 cups sugar<text:tab/><text:tab/><text:tab/><text:tab/><text:tab/><text:tab/>1 ½ cup flour</text:p>
      <text:p text:style-name="Standard">4 eggs, beaten<text:tab/><text:tab/><text:tab/><text:tab/><text:tab/><text:tab/>1<text:s/>teaspoon vanilla<text:tab/><text:tab/><text:tab/><text:tab/></text:p>
      <text:p text:style-name="Standard">Icing</text:p>
      <text:p text:style-name="Standard"/>
      <text:p text:style-name="Standard">Melt butter and cocoa together. <text:s/>Add sugar and beaten eggs; blend well. <text:s/>Add flour and vanilla. Pour into metal greased and floured 8” square pan. <text:s/>Bake at 250º for 1 hour. <text:s/>Spread icing on baked brownies while hot.</text:p>
      <text:p text:style-name="Standard"/>
      <text:p text:style-name="Standard"><text:span text:style-name="T148">Icing</text:span>:</text:p>
      <text:p text:style-name="Standard"/>
      <text:p text:style-name="Standard">1 stick butter, softened<text:tab/><text:tab/><text:tab/><text:tab/>1 box confectioner's sugar, sifted</text:p>
      <text:p text:style-name="Standard">1teaspoon vanilla<text:tab/><text:tab/><text:tab/><text:tab/><text:tab/>Milk and cocoa</text:p>
      <text:p text:style-name="Standard"/>
      <text:p text:style-name="Standard">Combine butter, sugar and vanilla. <text:s/>Add enough milk and cocoa for proper consistency and color.</text:p>
      <text:p text:style-name="P149"/>
      <text:p text:style-name="P150">Double Chocolate Brownies</text:p>
      <text:p text:style-name="P151"/>
      <text:p text:style-name="Standard">6 tablespoons butter, softened<text:tab/><text:tab/><text:tab/>½<text:s/>cup unsweetened applesauce</text:p>
      <text:p text:style-name="Standard">2 eggs<text:tab/><text:tab/><text:tab/><text:tab/><text:tab/><text:tab/><text:tab/>1 teaspoon vanilla</text:p>
      <text:p text:style-name="Standard">¾ cup all-purpose flour<text:tab/><text:tab/><text:tab/><text:tab/>24 packets sugar substitute</text:p>
      <text:p text:style-name="Standard">½ cup semi-sweet chocolate chips<text:tab/><text:tab/><text:tab/>6 tablespoons unsweetened cocoa</text:p>
      <text:p text:style-name="Standard">1 teaspoon baking powder<text:tab/><text:tab/><text:tab/><text:tab/>¼ teaspoon salt</text:p>
      <text:p text:style-name="Standard"/>
      <text:p text:style-name="Standard">Beat butter, applesauce, eggs<text:s/>and vanilla until blended. <text:s/>Stir in combined flour, sugar substitute, chocolate chips, cocoa, baking powder and salt until blended. <text:s/>Spread batter in sprayed in 8” square baking pan. <text:s/>Bake in a preheated 350º oven 18-20 minutes or until top springs back when gently touched. <text:s/>Cool completely on wire rack. <text:s text:c="2"/>Cut into squares. <text:s/>Store in airtight containers at room temperature.</text:p>
      <text:p text:style-name="Standard">(Applesauce replaces part of the fat, sugar substitute all the sugar; plus you get double the chocolate flavor with both cocoa and chocolate chips.)</text:p>
      <text:p text:style-name="Standard"/>
      <text:p text:style-name="P152">Fudge-Topped Brownies</text:p>
      <text:p text:style-name="P153"/>
      <text:p text:style-name="Standard">1 cup butter, melted<text:tab/><text:tab/><text:tab/><text:tab/><text:tab/>2 cups sugar</text:p>
      <text:p text:style-name="Standard">1 cup unsifted flour<text:tab/><text:tab/><text:tab/><text:tab/><text:tab/>2/3 cup cocoa powder</text:p>
      <text:p text:style-name="Standard">½ teaspoon baking powder<text:tab/><text:tab/><text:tab/><text:tab/>2 eggs</text:p>
      <text:p text:style-name="Standard">½ cup milk<text:tab/><text:tab/><text:tab/><text:tab/><text:tab/><text:tab/>3 teaspoons vanilla</text:p>
      <text:p text:style-name="Standard">1 cup walnuts, chopped<text:tab/><text:tab/><text:tab/><text:tab/>1 (12-oz.) package semi-sweet<text:s/>chocolate chips</text:p>
      <text:p text:style-name="Standard">1 (14-oz.) can Eagle Brand Sweetened</text:p>
      <text:p text:style-name="Standard"><text:tab/>Condensed Milk (not evaporated)</text:p>
      <text:p text:style-name="Standard"/>
      <text:p text:style-name="Standard">Preheat oven to 350º. <text:s/>In large bowl, combine butter, sugar, flour, cocoa, baking powder, eggs, milk and 1 ½ teaspoons vanilla; beat well. <text:s/>Stir in walnuts. <text:s/>Spread in greased 13x9” baking pan. <text:s/>Bake 40 minutes or until brownies begin to pull away from sides of pan. <text:s/>Just before brownies are done, in heavy saucepan, melt chips with sweetened condensed milk and remaining vanilla. <text:s/>Immediately spread over hot brownies. <text:s/>Cool. <text:s/>Chill. Cut into bars.</text:p>
      <text:p text:style-name="Standard"/>
      <text:p text:style-name="P154">Most-Requested Brownie Recipe</text:p>
      <text:p text:style-name="P155"/>
      <text:p text:style-name="Standard">1 teaspoon instant coffee powder or granules<text:tab/>2 teaspoons vanilla</text:p>
      <text:p text:style-name="Standard">½ cup all-purpose flour<text:tab/><text:tab/><text:tab/><text:tab/>½ cup unsweetened cocoa</text:p>
      <text:p text:style-name="Standard">¼ teaspoon baking powder<text:tab/><text:tab/><text:tab/><text:tab/>¼ teaspoon salt</text:p>
      <text:p text:style-name="Standard">1 cup sugar<text:tab/><text:tab/><text:tab/><text:tab/><text:tab/><text:tab/>¼ cup trans-fat-free<text:s/>vegetable oil spread</text:p>
      <text:p text:style-name="Standard">3 large egg whites</text:p>
      <text:p text:style-name="Standard"/>
      <text:p text:style-name="Standard">Preheat oven to 350º. <text:s/>Grease 8” square metal baking pan. <text:s/>In cup, dissolve coffee in vanilla. <text:s/>On waxed paper, combine flour, cocoa, baking powder and salt. <text:s/>In medium bowl, whisk sugar, vegetable oil spread, egg whites and coffee mixture until well-blended; then blend in flour mixture. <text:s/>Spread in prepared pan. <text:s/>Bake 22-24 minutes or until toothpick inserted in brownies 2” from edge comes out almost clean. <text:s/>Cool in pan on wire rack, about 2 hours. <text:s/>When cool, cut brownies into 4 strips, then cut each strip crosswise into 4 squares. <text:s/>If brownies are difficult to cut, dip knife in hot water; wipe dry and cut. <text:s/>Repeat dipping and drying as necessary.</text:p>
      <text:p text:style-name="Standard">Calories: 95; fat: 3 g; sodium: 75mg; carbohydrate: 17g.</text:p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>Caramel Brownie Treats</text:p>
      <text:p text:style-name="P173"/>
      <text:p text:style-name="Standard">1 package (19.8 oz.) brownie mix<text:tab/><text:tab/><text:tab/>1 egg</text:p>
      <text:p text:style-name="Standard">1/3 cup evaporated milk<text:tab/><text:tab/><text:tab/><text:tab/>1/3 cup vegetable oil</text:p>
      <text:p text:style-name="Standard">2 quarts vanilla ice cream<text:tab/><text:tab/><text:tab/><text:tab/>Golden Caramel Sauce, warm</text:p>
      <text:p text:style-name="Standard"/>
      <text:p text:style-name="Standard">Preheat oven to 350º. <text:s/>In a medium bowl, combine brownie mix, egg, evaporated milk and oil. <text:s/>Stir with spoon until well-blended (about 50 strokes). <text:s/>Pour batter into a greased 13x9x2” baking pan. <text:s/>Bake 25 minutes; cool completely. <text:s/></text:p>
      <text:p text:style-name="Standard">Spread vanilla ice cream over cooled brownies. <text:s/>Cover and freeze until firm, 2-3 hours. <text:s/>Cut into 12 pieces. <text:s/>Serve with warm Golden Caramel Sauce. <text:s/>Makes 12 servings.</text:p>
      <text:p text:style-name="Standard"/>
      <text:p text:style-name="Standard"><text:span text:style-name="T174">Golden Caramel Sauce</text:span>:</text:p>
      <text:p text:style-name="Standard"/>
      <text:p text:style-name="Standard">1 ½ cups packed brown sauce<text:tab/><text:tab/><text:tab/>¾ cup evaporated milk</text:p>
      <text:p text:style-name="Standard">3 tablespoons butter</text:p>
      <text:p text:style-name="Standard"/>
      <text:p text:style-name="Standard">In a medium saucepan, combine all ingredients. <text:s/>Bring to boil over medium heat; stir constantly. <text:s/>Boil 5 minutes; remove from heat. <text:s/>Serve warm over Caramel Brownie Treats or your favorite ice cream. <text:s/>Makes about 1 ¼ cups.</text:p>
      <text:p text:style-name="Standard"><text:tab/></text:p>
      <text:p text:style-name="P175">Black and White Brownies</text:p>
      <text:p text:style-name="Standard"/>
      <text:p text:style-name="Standard">1 (19-21-oz.) package fudge brownie mix<text:tab/><text:tab/>1 (10-12-oz.) package white baking pieces</text:p>
      <text:p text:style-name="Standard">1 cup semi-sweet<text:s/>chocolate pieces<text:tab/><text:tab/><text:tab/>½ cup pecan pieces</text:p>
      <text:p text:style-name="Standard">¼ cup butter, melted<text:tab/><text:tab/><text:tab/><text:tab/><text:tab/>3 tablespoons hot water</text:p>
      <text:p text:style-name="Standard">2 cups powdered sugar, sifted<text:tab/><text:tab/><text:tab/>¼ cup unsweetened cocoa powder</text:p>
      <text:p text:style-name="Standard">1 teaspoon vanilla<text:tab/><text:tab/><text:tab/><text:tab/><text:tab/>¾ cup pieces</text:p>
      <text:p text:style-name="Standard"/>
      <text:p text:style-name="Standard">Preheat oven to 350º. <text:s/>Grease the bottom of a 13x9x2” baking pan; set aside. <text:s/>Prepare brownie mix according to package directions. <text:s/>Stir in half of the white baking pieces, all of the semi-sweet chocolate <text:s text:c="6"/>pieces and the ½ cup pecans. <text:s/>Spread in batter in the prepared baking pan. <text:s/>Bake about 30 minutes or until center<text:s/>is set. <text:s/>Sprinkle with the remaining white baking pieces; bake for 1 minute more. <text:s/>Cool in pan on a wire rack. <text:s text:c="2"/>Spread frosting on cool brownies.</text:p>
      <text:p text:style-name="Standard"/>
      <text:p text:style-name="P176">Frosting:</text:p>
      <text:p text:style-name="Standard"/>
      <text:p text:style-name="Standard">In a small bowl combine melted butter and hot water; stir in powdered sugar, cocoa powder and vanilla. <text:s/>Beat by hand until smooth. <text:s/>Spoon over top of brownies. <text:s/>Sprinkle with pecans. <text:s/>Cool about 1 ½ hours or until frosting is set. <text:s/>Cut into bars. <text:s/>Makes about 36 brownies.</text:p>
      <text:p text:style-name="Standard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>Marbled Brownies</text:p>
      <text:p text:style-name="Standard"/>
      <text:p text:style-name="Standard">1 (3-oz.) cream cheese<text:tab/><text:tab/><text:tab/><text:tab/>3 tablespoons butter</text:p>
      <text:p text:style-name="Standard">¼ cup<text:s/>sugar<text:tab/><text:tab/><text:tab/><text:tab/><text:tab/><text:tab/>1 egg</text:p>
      <text:p text:style-name="Standard">1 tablespoon flour<text:tab/><text:tab/><text:tab/><text:tab/><text:tab/>½ teaspoon vanilla</text:p>
      <text:p text:style-name="Standard">1 package Duncan Hines Brownie Mix<text:tab/><text:tab/></text:p>
      <text:p text:style-name="Standard"><text:tab/>(Regular Size)</text:p>
      <text:p text:style-name="Standard"/>
      <text:p text:style-name="Standard">Soften cream cheese and butter; beat together. <text:s/>Add sugar, egg, flour and vanilla; beat until smooth and set aside. <text:s/>Prepare the “cake-like”<text:s/>brownie batter as directed on the package. <text:s/></text:p>
      <text:p text:style-name="Standard">Pour ½ the brownie batter into greased 8 or 9” square pan; pour all the cream cheese mixture over the brownie layer. <text:s/>Spoon remaining brownie batter in spots over the top. <text:s/>Swirl the 2 mixtures together with a knife. <text:s/>Bake at 350<text:span text:style-name="T185">°</text:span><text:s/>for 30-40 minutes. Cool and frost with frosting.</text:p>
      <text:p text:style-name="Standard"/>
      <text:p text:style-name="Standard"><text:span text:style-name="T186">Frosting</text:span>:</text:p>
      <text:p text:style-name="Standard">2 tablespoons butter<text:tab/><text:tab/><text:tab/><text:tab/><text:tab/>1 tablespoon cocoa</text:p>
      <text:p text:style-name="Standard">1 cup confectioners’ sugar<text:tab/><text:tab/><text:tab/><text:tab/>1 tablespoon milk</text:p>
      <text:p text:style-name="Standard">1 teaspoon vanilla</text:p>
      <text:p text:style-name="Standard"/>
      <text:p text:style-name="Standard">Melt butter in medium saucepan. <text:s/>Stir in cocoa until dissolved.<text:s/><text:s/>Add confectioners’ sugar, milk and vanilla. <text:s/>Stir until smooth. <text:s/>Add more milk if needed. <text:s/>Frost brownies; let get firm.</text:p>
      <text:p text:style-name="Standard"/>
      <text:p text:style-name="P187">Crispy Peanut Squares</text:p>
      <text:p text:style-name="P188"/>
      <text:p text:style-name="P189">1 cup sugar<text:tab/><text:tab/><text:tab/><text:tab/><text:tab/><text:tab/>1 cup light corn syrup</text:p>
      <text:p text:style-name="P190">1 cup creamy peanut butter<text:tab/><text:tab/><text:tab/><text:tab/>1 teaspoon vanilla</text:p>
      <text:p text:style-name="P191">6 cups crispy rice cereal squares<text:tab/><text:tab/><text:tab/>1 cup peanuts</text:p>
      <text:p text:style-name="P192"/>
      <text:p text:style-name="P193">Combine sugar, syrup and peanut butter in glass bowl. <text:s/>Microwave at high 3-4 minutes or until melted, stirring once. <text:s/>Stir in vanilla. <text:s/>Fold in cereal and peanuts. <text:s/>Spread mixture onto lightly greased 13x9” pan. <text:s/>Cover and chill 1 hour or until set; cut into small squares. <text:s/>Makes 4 dozen.</text:p>
      <text:p text:style-name="P194"/>
      <text:p text:style-name="P195">Honey Pecan Triangles</text:p>
      <text:p text:style-name="P196"/>
      <text:p text:style-name="P197">2 teaspoons plus ½ cup butter, soft or cut-up<text:tab/>½ cup brown sugar</text:p>
      <text:p text:style-name="P198">1 egg yolk<text:tab/><text:tab/><text:tab/><text:tab/><text:tab/><text:tab/>1 ½ cup flour</text:p>
      <text:p text:style-name="P199">Topping</text:p>
      <text:p text:style-name="P200"/>
      <text:p text:style-name="Standard"><text:span text:style-name="T201">Mix butter, sugar, egg yolk and flour. <text:s/>Press into greased 13x9”<text:s/></text:span><text:span text:style-name="T202">pan. <text:s/>Bake at 350</text:span><text:span text:style-name="T203">°</text:span><text:span text:style-name="T204"><text:s/>for 15 minutes.</text:span></text:p>
      <text:p text:style-name="Standard"><text:span text:style-name="T205">Make topping and pour into crust. <text:s/>Bake 30 more minutes at 350</text:span><text:span text:style-name="T206">°. <text:s/>Cool completely. <text:s/>Remove from pan. <text:s/>Cut into triangles</text:span></text:p>
      <text:p text:style-name="P207"/>
      <text:p text:style-name="P208">Topping:</text:p>
      <text:p text:style-name="P209">1 cup brown sugar<text:tab/><text:tab/><text:tab/><text:tab/><text:tab/>½ cup butter</text:p>
      <text:p text:style-name="P210">¼ cup honey<text:tab/><text:tab/><text:tab/><text:tab/><text:tab/><text:tab/>½ cup whipping cream</text:p>
      <text:p text:style-name="P211">4 cups chopped<text:s/>pecans<text:tab/><text:tab/><text:tab/><text:tab/></text:p>
      <text:p text:style-name="P212"/>
      <text:p text:style-name="P213">In saucepan combine brown sugar, butter &amp;<text:s/>honey. <text:s/>Boil 3 minutes, stirring constantly. <text:s/>Pour into crust. <text:s text:c="2"/></text:p>
      <text:p text:style-name="P214"/>
      <text:p text:style-name="P215">Peanut Butter Snow Balls</text:p>
      <text:p text:style-name="P216"/>
      <text:p text:style-name="P217">1 tablespoon butter<text:tab/><text:tab/><text:tab/><text:tab/><text:tab/>1 cup crunchy peanut butter</text:p>
      <text:p text:style-name="P218">¾ cup powdered sugar<text:tab/><text:tab/><text:tab/><text:tab/>1 ½ cup Rice Krispies</text:p>
      <text:p text:style-name="P219">1 cup powdered sugar<text:tab/><text:tab/><text:tab/><text:tab/><text:tab/>3 tablespoons milk</text:p>
      <text:p text:style-name="P220">½ teaspoon vanilla<text:tab/><text:tab/><text:tab/><text:tab/><text:tab/>Coconut</text:p>
      <text:p text:style-name="P221"/>
      <text:p text:style-name="P222">Mix butter, peanut butter and sugar. <text:s/>Add Rice Krispies. <text:s/>Shape into balls and refrigerate for at least 30 minutes. <text:s text:c="2"/>In double boiler, mix 1 cup powdered sugar, 3 tablespoons milk and ½ teaspoon vanilla. <text:s/>Let this mixture get warm. <text:s/>Dip the balls in the glaze and roll in coconut. <text:s/>Refrigerate.</text:p>
      <text:p text:style-name="P223"/>
      <text:p text:style-name="P224">Granola Bars with Almonds, Chocolate and Dried Cranberries</text:p>
      <text:p text:style-name="P225"/>
      <text:p text:style-name="P226">2 cups rolled oats<text:tab/><text:tab/><text:tab/><text:tab/><text:tab/>½ cup wheat germ</text:p>
      <text:p text:style-name="P227">1 cup sliced almonds<text:tab/><text:tab/><text:tab/><text:tab/><text:tab/>½ cup semi-sweet or bittersweet chocolate chips</text:p>
      <text:p text:style-name="P228">½ cup dried cranberries or cherries<text:tab/><text:tab/><text:tab/>1 can (14-oz.) sweetened condensed milk</text:p>
      <text:p text:style-name="P229"/>
      <text:p text:style-name="P230">Adjust oven rack to lower-middle position and preheat oven to 325°. <text:s/>Grease a 9”square baking pan with vegetable cooking spray. <text:s/>For bars’ easy removal, line pan bottom up the two sides with a 9x18” strip of<text:s/>heavy-duty foil. <text:s/>Grease foil with vegetable cooking spray.</text:p>
      <text:p text:style-name="P231">Mix all ingredients in a medium bowl. <text:s/>Turn into prepared pan and pat down until firmly packed. <text:s/>Bake until golden brown, about 30 minutes. <text:s/>Cool to room temperature and put pan in freezer. <text:s/>When<text:s/>bar is firm, use foil handles to remove from pan. <text:s/>Remove foil and use a long, sharp knife to cut bar into 16 1x4” bars. <text:s/>Can be stored in an airtight container up to 1 week or frozen.</text:p>
      <text:p text:style-name="P232">Gluten-free variation: <text:s/>Follow recipe above, but instead of wheat germ, use ½ cup rolled oats that have been finely ground in a food processor. <text:s/>Yields: <text:s/>16 servings. <text:s/>206 calories preserving.</text:p>
      <text:p text:style-name="P233"/>
      <text:p text:style-name="P234">Rolo Pretzel Delights</text:p>
      <text:p text:style-name="P235"/>
      <text:p text:style-name="P236">Mini Pretzel Twists<text:tab/><text:tab/><text:tab/><text:tab/><text:tab/>Rolo Chewy Caramels in Milk Chocolate</text:p>
      <text:p text:style-name="P237">Pecan Halves</text:p>
      <text:p text:style-name="P238"/>
      <text:p text:style-name="P239">Heat oven to 350°. <text:s/>Line cookie<text:s/>sheet with parchment paper or foil. <text:s/>Remove wrappers from chocolates. <text:s/>Place one pretzel for each pretzel treat desired on prepared sheet. <text:s/>Top each pretzel with one unwrapped Rolo Chewy Caramel in Milk Chocolate. <text:s/>Bake 3-5 minutes or until caramel piece begins to soften, but not melt. <text:s/>Remove from oven; top with either pecan half or additional pretzel. <text:s/>Cool completely.</text:p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>Brickle Bars</text:p>
      <text:p text:style-name="P251"><text:tab/><text:tab/><text:tab/><text:tab/>Shirley Cicero</text:p>
      <text:p text:style-name="P252"/>
      <text:p text:style-name="Standard">Saltine crackers<text:tab/><text:tab/><text:tab/><text:tab/><text:tab/>1 cup brown sugar</text:p>
      <text:p text:style-name="Standard">1 stick butter<text:s/><text:tab/><text:tab/><text:tab/><text:tab/><text:tab/><text:tab/>Chocolate chips</text:p>
      <text:p text:style-name="Standard">Pecans</text:p>
      <text:p text:style-name="Standard"/>
      <text:p text:style-name="Standard">Layer a 9x<text:s/>13 pan with saltine crackers.</text:p>
      <text:p text:style-name="Standard">In saucepan combine 1 cup brown sugar and 1 stick butter. <text:s/>Bring to boil until mixture bubbles.</text:p>
      <text:p text:style-name="Standard">Pour evenly over crackers.</text:p>
      <text:p text:style-name="Standard">Bake in 350º oven for 5 minutes. <text:s/></text:p>
      <text:p text:style-name="Standard">Pour bag of chocolate chips over hot crackers and spread. <text:s/></text:p>
      <text:p text:style-name="Standard">Top with<text:s/>chopped nuts.</text:p>
      <text:p text:style-name="Standard">Freeze 30 minutes.</text:p>
      <text:p text:style-name="Standard"/>
      <text:p text:style-name="P253">Cheesecake Bars</text:p>
      <text:p text:style-name="Standard"/>
      <text:p text:style-name="Standard">13 graham crackers, crumbled<text:tab/><text:tab/><text:tab/>1 package (6-oz.) butterscotch pieces</text:p>
      <text:p text:style-name="Standard"><text:tab/>(makes about 1 ½ cups)<text:tab/><text:tab/><text:tab/>5 tablespoons butter</text:p>
      <text:p text:style-name="Standard">1 (8-oz.) package cream cheese<text:s/><text:tab/><text:tab/><text:tab/>¼ cup sugar</text:p>
      <text:p text:style-name="Standard">2 eggs<text:tab/><text:tab/><text:tab/><text:tab/><text:tab/><text:tab/><text:tab/>2 tablespoons plain flour</text:p>
      <text:p text:style-name="Standard">1<text:s/>tablespoon lemon juice</text:p>
      <text:p text:style-name="Standard"/>
      <text:p text:style-name="Standard">Melt butterscotch and butter, add graham cracker crumbs. <text:s/>Set aside ½ cup for topping. <text:s/>Press into 8” square baking pan. <text:s/>Bake at 350º for 10 minutes. <text:s/>Put remaining ingredients in blender, beat until smooth. <text:s/>Pour over hot baked crust. <text:s/>Sprinkle reserved crumbs over top. <text:s/>Bake 20-25 minutes.</text:p>
      <text:p text:style-name="Standard"><text:s text:c="3"/></text:p>
      <text:p text:style-name="P254">Cream Cheese Bars</text:p>
      <text:p text:style-name="P255">Joann Perkins</text:p>
      <text:p text:style-name="P256"/>
      <text:p text:style-name="Standard">1 box Duncan Hines Deluxe #II Cake Mix<text:tab/><text:tab/>1 stick butter, softened</text:p>
      <text:p text:style-name="Standard">1 egg<text:tab/><text:tab/><text:tab/><text:tab/><text:tab/><text:tab/><text:tab/>2 eggs</text:p>
      <text:p text:style-name="Standard">8 oz. cream cheese, softened<text:tab/><text:tab/><text:tab/><text:tab/>1 box powdered sugar, less ¼ cup</text:p>
      <text:p text:style-name="Standard"/>
      <text:p text:style-name="Standard">Mix<text:s/>cake mix, butter and 1 egg until dough forms. <text:s/>Press into 9x13 greased pan. <text:s/>Beat 2 eggs, cream cheese and powdered sugar until smooth and pour on top of cake mixture. <text:s/>Bake in 350<text:span text:style-name="T257">°</text:span><text:s/>oven for 35 minutes. <text:s/>(Cake will fall some when taken from oven.) <text:s/>Sprinkle ¼ cup powdered sugar on top while hot. <text:s/>Cool before cutting into squares.</text:p>
      <text:p text:style-name="Standard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>Mini-Cheesecakes</text:p>
      <text:p text:style-name="P268"><text:tab/><text:tab/><text:tab/>Jan Ingram (1979)</text:p>
      <text:p text:style-name="P269"/>
      <text:p text:style-name="Standard">3 (8-oz.) packages cream cheese<text:tab/><text:tab/><text:tab/>1 cup sugar</text:p>
      <text:p text:style-name="Standard">1 ½ teaspoons vanilla<text:tab/><text:tab/><text:tab/><text:tab/><text:tab/>5 eggs</text:p>
      <text:p text:style-name="Standard">1 cup sour cream<text:tab/><text:tab/><text:tab/><text:tab/><text:tab/>¼ cup sugar</text:p>
      <text:p text:style-name="Standard">¼ teaspoon vanilla<text:tab/><text:tab/><text:tab/><text:tab/><text:tab/>Jam or preserves (cherry)</text:p>
      <text:p text:style-name="Standard"/>
      <text:p text:style-name="Standard">Cream sugar and cream cheese. <text:s/>Add eggs one at a time; add vanilla. <text:s/>Pour into cupcake liners (in muffin pan) ¾ full. <text:s/>Bake at 300<text:span text:style-name="T270">°</text:span><text:s/>for 30 minutes. <text:s/>Cool slightly. <text:s/>Leave in muffin pan to cool. <text:s/>Mix sour cream, sugar, and vanilla. <text:s/>Dip about 1 tablespoon of mixture on top of cupcakes. <text:s/>Top with preserves and bake 5 minutes at 300<text:span text:style-name="T271">°</text:span>. <text:s/>This makes a little more than 2 dozen. <text:s/>Refrigerate or freeze until needed.</text:p>
      <text:p text:style-name="Standard"/>
      <text:p text:style-name="P272">Miniature Cheesecakes</text:p>
      <text:p text:style-name="P273">Penny Brightwell</text:p>
      <text:p text:style-name="Standard"/>
      <text:p text:style-name="Standard">½ cup Graham Cracker Crumbs<text:tab/><text:tab/><text:tab/>2 tablespoons butter, melted</text:p>
      <text:p text:style-name="Standard">1 (8-oz) package cream cheese, softened<text:tab/><text:tab/>¼ cup sugar</text:p>
      <text:p text:style-name="Standard">1 egg<text:tab/><text:tab/><text:tab/><text:tab/><text:tab/><text:tab/><text:tab/>½ teaspoon vanilla</text:p>
      <text:p text:style-name="Standard">1 (10-oz.) jar cherry preserves</text:p>
      <text:p text:style-name="Standard"/>
      <text:p text:style-name="Standard">Combine cracker crumbs and butter. <text:s/>Line miniature muffin tin with paper liners. <text:s/>Spoon 1 teaspoon crumbs into each liner. <text:s/>Gently press into bottom.</text:p>
      <text:p text:style-name="Standard">Beat cream cheese with electric mixer until light and fluffy. <text:s/>Gradually add sugar and mix well. <text:s/>Add egg and vanilla, beating well. <text:s/>Spoon mixture into liners. <text:s/>Bake at 350<text:span text:style-name="T274">°</text:span><text:s/>for 10 minutes.</text:p>
      <text:p text:style-name="Standard">Place cherry preserves in small saucepan. <text:s/>Heat just until they melt. <text:s/>Spoon 1 teaspoon over cheesecakes. <text:s/>Chill thoroughly <text:s text:c="2"/>makes 2 dozen</text:p>
      <text:p text:style-name="Standard"/>
      <text:p text:style-name="P275">Chocolate Carmelita Bars</text:p>
      <text:p text:style-name="P276"/>
      <text:p text:style-name="Standard">1 ¾ cups rolled oats (quick or regular), divided<text:tab/>1 ¾ cups all-purpose flour</text:p>
      <text:p text:style-name="Standard">¾ cup firmly packed light brown sugar<text:tab/><text:tab/>¾ stick Crisco stick butter flavor shortening</text:p>
      <text:p text:style-name="Standard">1 tablespoon water<text:tab/><text:tab/><text:tab/><text:tab/><text:tab/>½ teaspoon baking soda</text:p>
      <text:p text:style-name="Standard">¼ teaspoon salt<text:tab/><text:tab/><text:tab/><text:tab/><text:tab/>1 cup chopped pecans</text:p>
      <text:p text:style-name="Standard">1 cup (6-oz.) semi-sweet chocolate chips<text:tab/><text:tab/>1 cup Smucker's Sundae Syrup Caramel Flavored<text:s/><text:tab/><text:tab/><text:tab/><text:tab/><text:tab/><text:tab/><text:tab/><text:tab/><text:tab/>Syrup</text:p>
      <text:p text:style-name="Standard"/>
      <text:p text:style-name="Standard">Heat oven to<text:s/>350º. <text:s/>Coat a 13x9” baking pan with no-stick cooking spray. <text:s/>Combine oats, 1 ½ cups flour, brown sugar, shortening, water, baking soda and salt in large bowl. <text:s/>Beat with electric mixer on low speed until well-blended. <text:s/>Reserve 1 cup oat mixture. <text:s/>Press remaining oat mixture into bottom of prepared pan. <text:s/>Bake 10-12 minutes or until lightly browned. <text:s/>Cool 10 minutes on wire rack. <text:s/>Sprinkle with pecans and chocolate chips. <text:s/>Combine caramel flavored topping and remaining ¼ cup flour in small bowl. <text:s/>Stir until smooth <text:s text:c="2"/>Drizzle over chocolate chips. <text:s/>Sprinkle with reserved oat mixture. <text:s/>Bake an additional 18-22 minutes or until golden brown. <text:s/>Cool completely in pan on wire rack. <text:s/>Cut into bars. <text:s/>Makes 3 dozen.</text:p>
      <text:p text:style-name="Standard"/>
      <text:p text:style-name="P277"/>
      <text:p text:style-name="P278"/>
      <text:p text:style-name="P279">Congo Squares</text:p>
      <text:p text:style-name="P280"><text:tab/><text:tab/><text:tab/>Carole Reed</text:p>
      <text:p text:style-name="Standard"/>
      <text:p text:style-name="Standard">1 ½ sticks butter<text:s/><text:tab/><text:tab/><text:tab/><text:tab/><text:tab/>¼ cup solid shortening</text:p>
      <text:p text:style-name="Standard">1 box brown sugar<text:tab/><text:tab/><text:tab/><text:tab/><text:tab/>3 eggs</text:p>
      <text:p text:style-name="Standard">2 ½ cups flour<text:tab/><text:tab/><text:tab/><text:tab/><text:tab/><text:tab/>1 ½ teaspoon baking powder</text:p>
      <text:p text:style-name="Standard">¼ teaspoon salt<text:tab/><text:tab/><text:tab/><text:tab/><text:tab/>1 package semi-sweet chips and some</text:p>
      <text:p text:style-name="Standard">1 cup nuts (optional)<text:tab/><text:tab/><text:tab/><text:tab/><text:tab/><text:tab/>butterscotch, if desired</text:p>
      <text:p text:style-name="Standard"/>
      <text:p text:style-name="Standard">Cream butter, shortening and brown sugar until fluffy; add eggs and mix well. <text:s/>Combine flour, baking powder and salt. <text:s text:c="2"/>Add dry mixture to cream mixture. <text:s/>Add chocolate chips (and butterscotch if desired) and nuts. <text:s/>Mix well. <text:s/>Bake at 350º about 35 minutes. <text:s/><text:span text:style-name="T281">Better if under baked. <text:s/></text:span></text:p>
      <text:p text:style-name="Standard">(If you want to<text:s/>use self-rising flour, omit salt and baking powder.)</text:p>
      <text:p text:style-name="Standard"/>
      <text:p text:style-name="P282">Fruit and Cereal Bars</text:p>
      <text:p text:style-name="P283"/>
      <text:p text:style-name="Standard">1/3 cup firmly packed brown sugar<text:tab/><text:tab/><text:tab/>½ cup Log Cabin syrup or light corn syrup</text:p>
      <text:p text:style-name="Standard">¼ cup butter<text:tab/><text:tab/><text:tab/><text:tab/><text:tab/><text:tab/>5 cups Raisin Bran, slightly crushed</text:p>
      <text:p text:style-name="Standard">½ cup coconut<text:tab/><text:tab/><text:tab/><text:tab/><text:tab/><text:tab/>½ cup chopped nuts, pecans<text:s/>or walnuts</text:p>
      <text:p text:style-name="Standard">¼ cup flour<text:tab/><text:tab/><text:tab/><text:tab/><text:tab/><text:tab/>1 cup semi-sweet chocolate chips</text:p>
      <text:p text:style-name="Standard">1 egg, well-beaten</text:p>
      <text:p text:style-name="Standard"/>
      <text:p text:style-name="Standard">Combine sugar, syrup and butter in saucepan; heat and stir until sugar is dissolved. Combine cereal, coconut and nuts in a bowl. <text:s/>Add flour and chips. <text:s/>Pour syrup over cereal<text:s/>mixture; then stir in egg and mix well to coat evenly. <text:s/>Spread in greased 13x9” pan, pressing firmly. <text:s/>Bake at 400º for 15-20 minutes, until golden brown. <text:s/>Cool 10 minutes; then cut into bars. <text:s/>Makes 2 dozen bars,</text:p>
      <text:p text:style-name="Standard"/>
      <text:p text:style-name="P284">Fudgy Chocolate Cookie Bars</text:p>
      <text:p text:style-name="P285"/>
      <text:p text:style-name="Standard">1 ¾ cups unsifted flour<text:tab/><text:tab/><text:tab/><text:tab/>¾ cup confectioner's sugar</text:p>
      <text:p text:style-name="Standard">¼ cup cocoa powder<text:tab/><text:tab/><text:tab/><text:tab/><text:tab/>1 cup cold butter</text:p>
      <text:p text:style-name="Standard">1 (12-oz.) package semi-sweet chocolate chips<text:tab/>1 (14-oz.) can Eagle Brand Sweetened Condensed</text:p>
      <text:p text:style-name="Standard">1 teaspoon vanilla<text:tab/><text:tab/><text:tab/><text:tab/><text:tab/><text:tab/>Chips</text:p>
      <text:p text:style-name="Standard">1 cup walnuts, chopped</text:p>
      <text:p text:style-name="Standard"/>
      <text:p text:style-name="Standard">Preheat oven to 350º. <text:s/>In<text:s/>bowl, combine flour, sugar and cocoa; cut in margarine until crumbly. <text:s/>Press on bottom of 13x9” pan. <text:s/>Bake 15 minutes. <text:s/>In saucepan, melt 1 cup chips with sweetened condensed milk and vanilla. <text:s/>Pour over crust; top with walnuts and remaining chips; press down firmly. <text:s/>Bake 20 minutes or until set. <text:s/>Cool. <text:s/>Cut into bars.</text:p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>Gingerbread</text:p>
      <text:p text:style-name="P296"/>
      <text:p text:style-name="Standard">2 cups Bisquick baking mix<text:tab/><text:tab/><text:tab/><text:tab/>¼ cup sugar</text:p>
      <text:p text:style-name="Standard">1 egg<text:tab/><text:tab/><text:tab/><text:tab/><text:tab/><text:tab/><text:tab/>¾ cup hot water</text:p>
      <text:p text:style-name="Standard">2/3 cup dark molasses<text:tab/><text:tab/><text:tab/><text:tab/><text:tab/>1/3 cup shortening</text:p>
      <text:p text:style-name="Standard">1 teaspoon cinnamon<text:tab/><text:tab/><text:tab/><text:tab/><text:tab/>1 teaspoon ginger</text:p>
      <text:p text:style-name="Standard"/>
      <text:p text:style-name="Standard">Heat oven<text:s/>to 325º. <text:s/>Grease and flour square pan, 9x9x2”. <text:s/>Beat all ingredients in large mixer bowl on low speed, scraping bowl constantly, 30 seconds. <text:s/>Beat on medium speed, scraping bowl occasionally, 3 minutes. <text:s/>Pour into pan. <text:s/>Bake until wooden pick inserted in center comes out clean, about 50 minutes. <text:s/>Serve with whipped cream or applesauce if desired. <text:s/>9 servings.</text:p>
      <text:p text:style-name="Standard"/>
      <text:p text:style-name="P297">Gingerbread with Lemon Sauce</text:p>
      <text:p text:style-name="Standard"/>
      <text:p text:style-name="Standard">1 ¼ cups all-purpose flour<text:tab/><text:tab/><text:tab/><text:tab/>¾ cup sugar</text:p>
      <text:p text:style-name="Standard">1 teaspoon cinnamon<text:tab/><text:tab/><text:tab/><text:tab/><text:tab/>1 teaspoon baking soda</text:p>
      <text:p text:style-name="Standard">½ teaspoon baking powder<text:tab/><text:tab/><text:tab/><text:tab/>¼<text:s/>teaspoon cloves</text:p>
      <text:p text:style-name="Standard">¼ teaspoon salt<text:tab/><text:tab/><text:tab/><text:tab/><text:tab/>¾ cup butter, softened</text:p>
      <text:p text:style-name="Standard">¾ cup water<text:tab/><text:tab/><text:tab/><text:tab/><text:tab/><text:tab/>½ cup molasses</text:p>
      <text:p text:style-name="Standard">Lemon Sauce</text:p>
      <text:p text:style-name="Standard"/>
      <text:p text:style-name="Standard">Preheat oven to 350º. <text:s/>Grease 9x9x2” pan. In large bowl combine flour, sugar, ginger, cinnamon, baking soda, baking powder, cloves and salt. <text:s/>Stir in butter, water and molasses until well-blended. Pour into pan. <text:s/>Bake 40-50 minutes or until cake tester inserted in center comes out clean. <text:s/>Cool slightly on wire rack. <text:s/>Serve warm with Lemon Sauce. <text:s/>Makes 9 to 12 servings.</text:p>
      <text:p text:style-name="Standard"/>
      <text:p text:style-name="Standard"><text:span text:style-name="T298">Lemon Sauce</text:span>:</text:p>
      <text:p text:style-name="Standard"/>
      <text:p text:style-name="Standard">1/3 cup sugar<text:tab/><text:tab/><text:tab/><text:tab/><text:tab/><text:tab/>2<text:s/>tablespoons cornstarch</text:p>
      <text:p text:style-name="Standard">1-1/3 cups water<text:tab/><text:tab/><text:tab/><text:tab/><text:tab/>3 tablespoons butter</text:p>
      <text:p text:style-name="Standard">2 teaspoons grated lemon peel<text:tab/><text:tab/><text:tab/>2 tablespoons lemon juice</text:p>
      <text:p text:style-name="Standard"/>
      <text:p text:style-name="Standard">In a 2-quart saucepan, combine sugar and cornstarch. <text:s/>Gradually stir in water until smooth. <text:s/>Stirring constantly, bring to boil over medium heat and boil 1 minute. <text:s/>Remove from heat. <text:s/>Stir in butter, lemon peel and lemon juice until well-blended. <text:s/>Pour into serving bowl; cover with waxed paper or plastic wrap. <text:s/>Cool slightly. <text:s/>Serve warm on Gingerbread. <text:s/>Makes about 2 cups.</text:p>
      <text:p text:style-name="Standard"/>
      <text:p text:style-name="P299">Lemon Squares</text:p>
      <text:p text:style-name="P300"><text:tab/><text:tab/><text:tab/>Susan Fisher</text:p>
      <text:p text:style-name="Standard"/>
      <text:p text:style-name="Standard">1 stick butter<text:s/><text:tab/><text:tab/><text:tab/><text:tab/><text:tab/><text:tab/>4 eggs</text:p>
      <text:p text:style-name="Standard">1 lemon cake mix<text:tab/><text:tab/><text:tab/><text:tab/><text:tab/>1 box confectioner's sugar, sifted</text:p>
      <text:p text:style-name="Standard">8 oz. Cream cheese<text:s/><text:tab/><text:tab/><text:tab/><text:tab/><text:tab/>1 teaspoon lemon flavoring</text:p>
      <text:p text:style-name="Standard"/>
      <text:p text:style-name="Standard">Cream butter and 1 egg. <text:s/>Stir in cake mix. <text:s/>Put in greased 10x15” pan. <text:s/>Combine cream cheese, 3<text:s/>eggs, powdered sugar and flavoring. <text:s/>Pour over 1<text:span text:style-name="T301">st</text:span><text:s/>layer. <text:s/>Bake 350º for 40 minutes. <text:s/>Let cool. <text:s/>Sprinkle with powdered sugar.</text:p>
      <text:p text:style-name="P302"/>
      <text:p text:style-name="P303">Magic Cookie Bars</text:p>
      <text:p text:style-name="P304"/>
      <text:p text:style-name="Standard">½ cup butter<text:s/><text:tab/><text:tab/><text:tab/><text:tab/><text:tab/><text:tab/>1 ½ cups graham cracker crumbs</text:p>
      <text:p text:style-name="Standard">1 (14-oz.) can Eagle Brand Sweetened<text:tab/><text:tab/>2 cups (12-oz.) semi-sweet chocolate chips</text:p>
      <text:p text:style-name="Standard"><text:tab/>Condensed Milk<text:tab/><text:tab/><text:tab/><text:tab/>1-1/3 cups flaked coconut</text:p>
      <text:p text:style-name="Standard">1 cup chopped nuts</text:p>
      <text:p text:style-name="Standard"/>
      <text:p text:style-name="Standard">Preheat oven to 350º (325º) for glass dish. <text:s/>In 13x9” baking pan, melt butter in oven. <text:s/>Sprinkle graham cracker crumbs over butter, pour Eagle Brand evenly over crumbs.<text:s/><text:s/>Top with remaining ingredients; press down firmly with fork. <text:s/>Bake 25 minutes or until lightly browned. <text:s/>Cool. <text:s/>Chill if desired. <text:s/>Cut into bars or diamonds. <text:s/>Store at room temperature.</text:p>
      <text:p text:style-name="Standard"/>
      <text:p text:style-name="P305">Salted Peanut Chews (Bars)</text:p>
      <text:p text:style-name="P306"><text:tab/><text:tab/><text:tab/>Jean Hill</text:p>
      <text:p text:style-name="Standard"/>
      <text:p text:style-name="Standard">1 box Pillsbury Plus Yellow<text:s/>Cake Mix<text:tab/><text:tab/>1/3 cup butter, softened</text:p>
      <text:p text:style-name="Standard">1 egg<text:tab/><text:tab/><text:tab/><text:tab/><text:tab/><text:tab/><text:tab/>3 cups miniature marshmallows</text:p>
      <text:p text:style-name="Standard"/>
      <text:p text:style-name="Standard">In large bowl combine all base ingredients, all above except marshmallows, until crumbly. <text:s/>Press in 13x9” ungreased pan. <text:s/>Bake at 350º 12-18 minutes or until lightly browned. <text:s/>Remove from oven. <text:s/>Sprinkle with marshmallows and return to oven for 5 minutes. <text:s/>Cool and prepare topping.</text:p>
      <text:p text:style-name="Standard"/>
      <text:p text:style-name="Standard"><text:span text:style-name="T307">Topping</text:span>:</text:p>
      <text:p text:style-name="Standard"/>
      <text:p text:style-name="Standard">2/3 cup light corn syrup<text:tab/><text:tab/><text:tab/><text:tab/>¼ cup butter</text:p>
      <text:p text:style-name="Standard">2 teaspoons vanilla<text:tab/><text:tab/><text:tab/><text:tab/><text:tab/>12-oz. Peanut butter chips</text:p>
      <text:p text:style-name="Standard">2 cups Rice Krispies<text:tab/><text:tab/><text:tab/><text:tab/><text:tab/>2 cups salted peanuts</text:p>
      <text:p text:style-name="Standard"/>
      <text:p text:style-name="Standard">In large pan heat syrup, oleo, vanilla and peanut butter chips until melted and smooth. <text:s/>Stir constantly. <text:s/>Remove and stir in cereal and nuts. <text:s/>Pour over base. <text:s/>Cool and cut.</text:p>
      <text:p text:style-name="Standard"/>
      <text:p text:style-name="P308">Crispy Peanut Squares</text:p>
      <text:p text:style-name="P309"><text:tab/><text:tab/><text:tab/><text:tab/><text:tab/>Recipe from southernliving.com</text:p>
      <text:p text:style-name="P310"/>
      <text:p text:style-name="Standard">1 cup sugar<text:tab/><text:tab/><text:tab/><text:tab/><text:tab/><text:tab/>1<text:s/>cup light syrup</text:p>
      <text:p text:style-name="Standard">1 cup creamy peanut butter<text:s/><text:tab/><text:tab/><text:tab/><text:tab/>1 teaspoon vanilla</text:p>
      <text:p text:style-name="Standard">6 cups crisp rice cereal squares<text:tab/><text:tab/><text:tab/>1 cup peanuts</text:p>
      <text:p text:style-name="Standard"/>
      <text:p text:style-name="Standard">Combine syrup, syrup and peanut butter in a glass microwave-safe bowl; microwave at HIGH 3-4 minutes or until melted, stirring once. <text:s/>Stir in vanilla. <text:s/>Fold in cereal and peanuts. <text:s/>Spread mixture into lightly greased 13x9” pan. <text:s/>Cover and chill 1 hour or until set; cut into small squares. <text:s/>Makes 4 dozen.</text:p>
      <text:p text:style-name="Standard"/>
      <text:p text:style-name="P311"/>
      <text:p text:style-name="P312"/>
      <text:p text:style-name="P313"/>
      <text:p text:style-name="P314"/>
      <text:p text:style-name="P315"/>
      <text:p text:style-name="P316"/>
      <text:p text:style-name="P317">Peanut Butter Squares</text:p>
      <text:p text:style-name="Standard"/>
      <text:p text:style-name="Standard">1 boxes powdered sugar<text:tab/><text:tab/><text:tab/><text:tab/>1-2/3 cups smooth peanut butter</text:p>
      <text:p text:style-name="Standard">3 cups graham cracker crumbs<text:tab/><text:tab/><text:tab/>3 sticks butter</text:p>
      <text:p text:style-name="Standard"/>
      <text:p text:style-name="Standard">Mix and spread in sprayed 9x13” dish. <text:s/>Spread topping over this layer.</text:p>
      <text:p text:style-name="Standard"/>
      <text:p text:style-name="Standard"><text:span text:style-name="T318">Topping</text:span>:</text:p>
      <text:p text:style-name="Standard"/>
      <text:p text:style-name="Standard">2 bags chocolate chips<text:tab/><text:tab/><text:tab/><text:tab/>½ block paraffin</text:p>
      <text:p text:style-name="Standard">2/3 stick butter</text:p>
      <text:p text:style-name="Standard"/>
      <text:p text:style-name="Standard">Melt ingredients in top of double boiler (boiling water in lower boiler) and spread over the top layer.</text:p>
      <text:p text:style-name="Standard"/>
      <text:p text:style-name="P319">Fun 'N Quick Peanut Butter Squares</text:p>
      <text:p text:style-name="P320"/>
      <text:p text:style-name="Standard">¼ cup firmly packed brown sugar<text:tab/><text:tab/><text:tab/>½ cup corn syrup</text:p>
      <text:p text:style-name="Standard">½ cup peanut butter<text:s/><text:tab/><text:tab/><text:tab/><text:tab/><text:tab/>¼ cup seedless raisins</text:p>
      <text:p text:style-name="Standard">¼ cup salted cocktail peanuts<text:tab/><text:tab/><text:tab/><text:tab/>3 ½ cups Kellogg's Honey &amp;<text:s/>Nut Corn Flakes</text:p>
      <text:p text:style-name="Standard"><text:tab/><text:tab/><text:tab/><text:tab/><text:tab/><text:tab/><text:tab/><text:tab/>Cereal</text:p>
      <text:p text:style-name="Standard"/>
      <text:p text:style-name="Standard">Measure sugar, corn syrup and peanut butter into large saucepan. <text:s/>Cook over medium heat, stirring constantly, until peanut butter melts and mixture is well-blended. <text:s/>Remove from heat. <text:s/>Add raisins, peanuts and cereal, mixing until well-coated. <text:s/>Press into 8x8x2” pan. <text:s/>Cool. <text:s/>Ct into squares. <text:s/>16 squares, 2x2”.</text:p>
      <text:p text:style-name="Standard"/>
      <text:p text:style-name="P321">Peanut Butter Corn Flake Balls</text:p>
      <text:p text:style-name="P322"/>
      <text:p text:style-name="Standard">1 cup light corn syrup<text:tab/><text:tab/><text:tab/><text:tab/><text:tab/>1 cup sugar</text:p>
      <text:p text:style-name="Standard">1 cup crunchy peanut butter<text:tab/><text:tab/><text:tab/><text:tab/>6 cups corn flakes</text:p>
      <text:p text:style-name="Standard">1 cup salted peanuts<text:tab/><text:tab/><text:tab/><text:tab/><text:tab/></text:p>
      <text:p text:style-name="Standard"/>
      <text:p text:style-name="Standard">Combine syrup,<text:s/>sugar and peanut butter and heat well (don’t boil). <text:s/>Stir until smooth, then add corn flakes and nuts. <text:s/>Make into balls.</text:p>
      <text:p text:style-name="Standard"/>
      <text:p text:style-name="P323">Praline Bars</text:p>
      <text:p text:style-name="P324"><text:span text:style-name="T325"><text:tab/></text:span><text:span text:style-name="T326"><text:tab/></text:span>Gay Rue</text:p>
      <text:p text:style-name="P327"/>
      <text:p text:style-name="Standard">1 cup butter<text:s/><text:tab/><text:tab/><text:tab/><text:tab/><text:tab/><text:tab/>1 cup brown sugar</text:p>
      <text:p text:style-name="Standard">24 graham cracker squares<text:tab/><text:tab/><text:tab/><text:tab/>1 cup pecans, chopped</text:p>
      <text:p text:style-name="Standard"/>
      <text:p text:style-name="Standard">Blend butter and sugar. <text:s/>Heat to a boil and simmer 2 minutes. <text:s/>Add pecans. <text:s/>Place graham crackers in 15x10x1” cookie sheet. <text:s/>Pour cooked mixture evenly over crackers. <text:s/>Bake at 400º for 5 minutes (check after 3 minutes. <text:s/>Cut each square in half along perforation while warm.</text:p>
      <text:p text:style-name="Standard"/>
      <text:p text:style-name="P328"/>
      <text:p text:style-name="P329"/>
      <text:p text:style-name="P330"/>
      <text:p text:style-name="P331">Praline Bars</text:p>
      <text:p text:style-name="P332"><text:tab/><text:tab/><text:tab/>Ruth Stinson</text:p>
      <text:p text:style-name="P333"/>
      <text:p text:style-name="Standard">1 cup butter<text:s/><text:tab/><text:tab/><text:tab/><text:tab/><text:tab/><text:tab/>¼ cup light brown sugar</text:p>
      <text:p text:style-name="Standard">24 graham cracker squares<text:tab/><text:tab/><text:tab/><text:tab/>¼ cup pecans, chopped</text:p>
      <text:p text:style-name="Standard">¼ cup coconut</text:p>
      <text:p text:style-name="Standard"/>
      <text:p text:style-name="Standard">Blend butter and sugar. <text:s/>Heat to a boil and simmer 5 minutes. <text:s/>Add pecans and coconut. <text:s/>Place graham crackers in<text:s/>15x10x1” cookie sheet. <text:s/>Pour cooked mixture evenly over crackers. <text:s/>Bake at 400º for 10 minutes (check after 5 minutes. <text:s/>Cut each square in half along perforation while warm.</text:p>
      <text:p text:style-name="Standard"/>
      <text:p text:style-name="P334">Praline Squares</text:p>
      <text:p text:style-name="P335"/>
      <text:p text:style-name="Standard">24 graham crackers<text:tab/><text:tab/><text:tab/><text:tab/><text:tab/>1 stick butter</text:p>
      <text:p text:style-name="Standard">¼ cup nuts<text:tab/><text:tab/><text:tab/><text:tab/><text:tab/><text:tab/>¼ cup coconut</text:p>
      <text:p text:style-name="Standard">¼ cup light brown sugar</text:p>
      <text:p text:style-name="Standard"/>
      <text:p text:style-name="Standard">Preheat oven to 375<text:span text:style-name="T336">°</text:span>. <text:s/>Line shallow pan with graham crackers. <text:s/>Heat butter and sugar 5 minutes over low heat. <text:s/>Add nuts and coconut. <text:s/>Mix well. <text:s/>Spread over crackers and bake for 10 minutes.</text:p>
      <text:p text:style-name="P337"/>
      <text:p text:style-name="P338">Peppermint Bark Fudge Chewies</text:p>
      <text:p text:style-name="Standard"/>
      <text:p text:style-name="Standard">1 (20-oz.) package brownie mix<text:tab/><text:tab/><text:tab/>2 tablespoons all-purpose flour</text:p>
      <text:p text:style-name="Standard">1 stick unsalted butter, melted<text:tab/><text:tab/><text:tab/>2 large eggs</text:p>
      <text:p text:style-name="Standard">2 cups finely chopped peppermint bark, divided</text:p>
      <text:p text:style-name="Standard"/>
      <text:p text:style-name="Standard">Preheat oven 350º. <text:s/>Set aside 2 ungreased baking sheets. <text:s/>In a large mixing bowl, combine brownie mix, flour, melted butter and eggs with a wooden spoon until the ingredients are just combined, about 30 seconds. <text:s/>Fold in 1 cup of the peppermint bark. <text:s/>Using a small scoop or spoon, drop cookie dough by generous tablespoons or 1” balls about 2 inches apart<text:s/>on the baking sheets. <text:s/>Press ½ teaspoon peppermint bark, onto the top of each ball of batter.</text:p>
      <text:p text:style-name="Standard">Place the baking sheets one at a tie into the oven. <text:s/>Bake until the cookies are firm around the edges but still soft in the center, 10-12 minutes. <text:s/>Remove from the oven and let the cookies cool on the sheets for 2-3 minutes. <text:s/>Using a metal spatula, transfer the cookies to wire racks. <text:s/>Serve warm or cool for 20 minutes before storing <text:s text:c="2"/>Makes 4 dozen cookies.</text:p>
      <text:p text:style-name="Standard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>Peppermint Bark Magic Brownies</text:p>
      <text:p text:style-name="Standard"/>
      <text:p text:style-name="Standard">1 stick<text:s/>unsalted butter<text:s/><text:tab/><text:tab/><text:tab/><text:tab/>1 (20-oz.) package brownie mix</text:p>
      <text:p text:style-name="Standard">1 cup sweetened flaked coconut<text:tab/><text:tab/><text:tab/>2 cups finely chopped peppermint bark</text:p>
      <text:p text:style-name="Standard">1 heaping cup chopped pecans<text:tab/><text:tab/><text:tab/>1 (14-oz.) can sweetened condensed milk</text:p>
      <text:p text:style-name="Standard"/>
      <text:p text:style-name="Standard">Preheat oven to 350º. <text:s/>Lightly mist the bottom of 13x9” pan with vegetable oil spray. <text:s/>Line the bottom and the long sides of the pan with parchment paper, extending the ends 3-4” beyond the edges of the pan. <text:s/>Place butter on the parchment paper and set the pan in the center of the oven until the butter melts, 4-5 minutes. <text:s/>Remove the pan from the oven to a wire rack. <text:s/>Sprinkle brownie mix evenly over the melted butter. <text:s/>Scatter coconut evenly over the brownie mix. <text:s/>Layer peppermint bark evenly over the coconut. <text:s/>Scatter pecans evenly on top. <text:s/>Drizzle sweetened condensed milk evenly over the pecans.</text:p>
      <text:p text:style-name="Standard">Bake until the brownies bubble and the edges are lightly browned, 30-35 minutes. <text:s/>Remove from the oven and let cool in the pan on a wire rack for 30 minutes. <text:s/>Run a sharp knife around the edges of the pan to loosen the brownies; then carefully lift the parchment paper and brownies onto a cutting board. <text:s/>Slice the squares and serve. <text:s/>Makes about 3 dozen brownies.</text:p>
      <text:p text:style-name="Standard"/>
      <text:p text:style-name="P352">Saucepan Raisin Spice Bars</text:p>
      <text:p text:style-name="Standard"/>
      <text:p text:style-name="Standard">1 stick butter<text:s/><text:tab/><text:tab/><text:tab/><text:tab/><text:tab/><text:tab/>½ cup raisins</text:p>
      <text:p text:style-name="Standard">2/3 cup sugar<text:tab/><text:tab/><text:tab/><text:tab/><text:tab/><text:tab/>1 cup sifted flour</text:p>
      <text:p text:style-name="Standard">½ teaspoon baking soda<text:tab/><text:tab/><text:tab/><text:tab/>½ teaspoon cinnamon</text:p>
      <text:p text:style-name="Standard">½ teaspoon nutmeg<text:tab/><text:tab/><text:tab/><text:tab/><text:tab/>¼ teaspoon cloves</text:p>
      <text:p text:style-name="Standard">1 egg</text:p>
      <text:p text:style-name="Standard"/>
      <text:p text:style-name="Standard">Simmer raisins in ½ cup water until soft and plump. <text:s/>Drain off water, saving 2 tablespoons to use in recipe. <text:s/>Melt butter in saucepan. Remove from heat. <text:s/>Add sugar and the 2<text:s/>tablespoons of water. <text:s/>Blend. <text:s/>Stir in flour, soda and spices. <text:s/>Add egg and beat well. <text:s/>Add raisins. <text:s/>Pour into greased 9” square pan. <text:s/>Bake at 350º for 30 minutes. <text:s/>Do not over bake. <text:s/>Cool in pan. Cut into bars.</text:p>
      <text:p text:style-name="Standard"/>
      <text:p text:style-name="P353">Original Toll House Pan Cookies</text:p>
      <text:p text:style-name="Standard"/>
      <text:p text:style-name="Standard">2 ¼ cups<text:s/>unsifted flour<text:tab/><text:tab/><text:tab/><text:tab/>1 teaspoon baking soda</text:p>
      <text:p text:style-name="Standard">1 teaspoon salt<text:tab/><text:tab/><text:tab/><text:tab/><text:tab/>1 cup butter, softened</text:p>
      <text:p text:style-name="Standard">¾ cup sugar<text:tab/><text:tab/><text:tab/><text:tab/><text:tab/><text:tab/>¾ cup firmly packed brown sugar</text:p>
      <text:p text:style-name="Standard">1 teaspoon vanilla<text:tab/><text:tab/><text:tab/><text:tab/><text:tab/>2 eggs</text:p>
      <text:p text:style-name="Standard">1 12-oz. package (2 cups) Nestle Toll House<text:tab/>1 cup chopped nuts</text:p>
      <text:p text:style-name="Standard"><text:tab/>Morsels</text:p>
      <text:p text:style-name="Standard"/>
      <text:p text:style-name="Standard">Preheat oven to 375<text:span text:style-name="T354">°</text:span>. <text:s/>In a small bowl, combine flour, baking soda and salt; set aside. <text:s/>In a large bowl butter, sugar, brown sugar and vanilla; beat until creamy. <text:s/>Beat in eggs. <text:s/>Gradually add flour mixture; mix well. <text:s/>Stir in chocolate chips and nuts. <text:s/>Spread into greased 15x10x1“ baking pan. <text:s/>Bake at 375<text:span text:style-name="T355">°</text:span><text:s/>for 20 minutes. <text:s/>Cool; cut into thirty-five 2“ squares.</text:p>
      <text:p text:style-name="Standard"/>
      <text:p text:style-name="P356"/>
      <text:p text:style-name="P357"/>
      <text:p text:style-name="P358"/>
      <text:p text:style-name="P359"/>
      <text:p text:style-name="P360">Chocolate Fudge Goblins</text:p>
      <text:p text:style-name="P361"/>
      <text:p text:style-name="Standard">1 (12-oz.) package milk chocolate chips<text:tab/><text:tab/>1 cup semi-sweet chocolate chips</text:p>
      <text:p text:style-name="Standard">¼ cup butter<text:s/><text:tab/><text:tab/><text:tab/><text:tab/><text:tab/><text:tab/>1 (14-oz.) can Eagle Brand Original, Low Fat or</text:p>
      <text:p text:style-name="Standard">1/8 teaspoon salt<text:tab/><text:tab/><text:tab/><text:tab/><text:tab/><text:tab/>Fat-Free Sweetened Condensed Milk</text:p>
      <text:p text:style-name="Standard">2 cups pecan pieces<text:tab/><text:tab/><text:tab/><text:tab/><text:tab/>2 teaspoon vanilla</text:p>
      <text:p text:style-name="Standard">Pecan halves</text:p>
      <text:p text:style-name="Standard"/>
      <text:p text:style-name="Standard">In heavy saucepan, over medium heat, melt chips and butter with Eagle Brand milk and salt. <text:s/>Remove from heat; stir in pecan pieces and vanilla. <text:s/>Drop by teaspoonful onto wax paper-lined baking sheets. <text:s/>Top with pecan halves. <text:s/>Chill. <text:s/>Store tightly covered. <text:s/></text:p>
      <text:p text:style-name="Standard"/>
      <text:p text:style-name="Standard">To microwave: <text:s/>In 2-quart glass measure with handle, combine chips, butter, Eagle Brand and salt. <text:s/>Cook on 100% for 3 minutes, stirring after 1 ½ minutes. <text:s/>Stir to melt chips; stir in pecan pieces and vanilla. <text:s/>Proceed as above.</text:p>
      <text:p text:style-name="P362"/>
      <text:p text:style-name="P363">Chocolate Gooeys</text:p>
      <text:p text:style-name="Standard"/>
      <text:p text:style-name="Standard">1 (18.5-oz.) box German chocolate cake mix<text:tab/>¾ cup butter, melted</text:p>
      <text:p text:style-name="Standard">1 (12-oz.) can evaporated milk<text:tab/><text:tab/><text:tab/>1 cup chopped pecans</text:p>
      <text:p text:style-name="Standard">1 (8-oz.) bag chocolate<text:s/>bags<text:tab/><text:tab/><text:tab/><text:tab/>1 (9 ¼-oz.) bag caramel candy squares</text:p>
      <text:p text:style-name="Standard"/>
      <text:p text:style-name="Standard">Grease a 9x13” pan. <text:s/>Combine cake mix, butter, ½ cup evaporated milk and pecans. <text:s/>Put half of mixture in bottom of pan. <text:s/>Bake at 350º for 6 minutes. <text:s/>Sprinkle chocolate chips over top of mixture. <text:s/>Use the rest of the can of evaporated milk to melt caramel squares on stove top. <text:s/>Pour over cake. <text:s/>Refrigerate. <text:s/>Spread the rest of cake mixture over top and bake at 350º for 25 minutes. <text:s/>Let cool completely before serving.</text:p>
      <text:p text:style-name="P364"/>
      <text:p text:style-name="P365">Crispy Mallow Nests</text:p>
      <text:p text:style-name="P366"/>
      <text:p text:style-name="Standard">3 tablespoons butter<text:tab/><text:tab/><text:tab/><text:tab/><text:tab/>3 cups miniature marshmallows</text:p>
      <text:p text:style-name="Standard">1 can (5-oz.) chow Mein noodles<text:tab/><text:tab/><text:tab/>2 tablespoons creamy peanut butter, if desired</text:p>
      <text:p text:style-name="Standard">Candy-coated peanut chocolate candies</text:p>
      <text:p text:style-name="P367"/>
      <text:p text:style-name="Standard">Melt together butter and peanut butter in a 3-quart saucepan over low heat. <text:s/>Add marshmallows; stir occasionally until marshmallows are melted and smooth. Add chow Mein noodles, mixing until noodles are thoroughly coated. <text:s/>Drop noodle mixture by rounded tablespoonful onto greased cookie sheet; shape with greased finders to form nests. <text:s/>Press 3 peanut chocolate candies into center of each nest. <text:s/>Let stand until firm. <text:s/>Dust bottom of nest lightly with confectioner's sugar, if desired. <text:s/>Makes 10-12 nests.</text:p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>Date Nut Balls</text:p>
      <text:p text:style-name="P382"><text:tab/><text:tab/><text:tab/>Ruth Stinson</text:p>
      <text:p text:style-name="P383"/>
      <text:p text:style-name="Standard">1 (16-oz.) package dates, pitted<text:tab/><text:tab/><text:tab/>1 cup sugar</text:p>
      <text:p text:style-name="Standard">2 sticks<text:s/>butter<text:tab/><text:tab/><text:tab/><text:tab/><text:tab/><text:tab/>2 cups Rice Krispies</text:p>
      <text:p text:style-name="Standard">1 cup broken pecans<text:tab/><text:tab/><text:tab/><text:tab/><text:tab/>1 teaspoon vanilla</text:p>
      <text:p text:style-name="Standard"/>
      <text:p text:style-name="Standard">Mix dates, sugar and butter in saucepan. <text:s/>Bring to boil; boil 10 minutes; stirring constantly. <text:s/>Remove from heat; add Rice Krispies, pecans and vanilla. <text:s/>Mix well; form small balls and roll in powdered sugar. <text:s text:c="4"/></text:p>
      <text:p text:style-name="Standard"/>
      <text:p text:style-name="P384">Pecan Pie Squares</text:p>
      <text:p text:style-name="Standard"/>
      <text:p text:style-name="Standard">3 cups all-purpose flour<text:tab/><text:tab/><text:tab/><text:tab/>¼ cup plus 2 tablespoons sugar</text:p>
      <text:p text:style-name="Standard">¾ cup butter, softened<text:tab/><text:tab/><text:tab/><text:tab/>¾ teaspoon salt</text:p>
      <text:p text:style-name="Standard">4 eggs, beaten<text:tab/><text:tab/><text:tab/><text:tab/><text:tab/><text:tab/>1 ½ cups sugar</text:p>
      <text:p text:style-name="Standard">1 ½ cups light corn syrup<text:tab/><text:tab/><text:tab/><text:tab/>3 tablespoons butter, melted</text:p>
      <text:p text:style-name="Standard">1 ½<text:s/>teaspoons vanilla<text:tab/><text:tab/><text:tab/><text:tab/><text:tab/>2 ½ cups pecans, chopped</text:p>
      <text:p text:style-name="Standard"/>
      <text:p text:style-name="Standard">Preheat oven to 350<text:span text:style-name="T385">°</text:span>. <text:s/>Grease jelly roll pan. <text:s/>Beat flour, ¼ cup plus 2 tablespoons sugar, ¾ cup butter and salt in mixing bowl until crumbly. <text:s/>Press mixture firmly into pan and bake 20 minutes or until light<text:s/>brown. <text:s/>For filling: <text:s/>mix eggs, sugar, corn syrup, butter and vanilla. <text:s/>Stir until mixed well and add pecans. <text:s/>Pour evenly over baked layer and bake 25 minutes or until filling is set. <text:s/>Cool before cutting into ½ inch squares.</text:p>
      <text:p text:style-name="Standard"/>
      <text:p text:style-name="P386">Meringue Kisses (or Forgotten Cookies)</text:p>
      <text:p text:style-name="P387"/>
      <text:p text:style-name="Standard">2 egg whites<text:tab/><text:tab/><text:tab/><text:tab/><text:tab/><text:tab/>2/3 cup sugar</text:p>
      <text:p text:style-name="Standard">Pinch salt<text:tab/><text:tab/><text:tab/><text:tab/><text:tab/><text:tab/>1 teaspoon vanilla</text:p>
      <text:p text:style-name="Standard">6 oz. Chocolate chips<text:tab/><text:tab/><text:tab/><text:tab/><text:tab/>½ cup chopped pecans, optional</text:p>
      <text:p text:style-name="Standard"/>
      <text:p text:style-name="Standard">Preheat oven to 300º. <text:s/>Beat egg whites until foamy; add sugar and salt gradually. <text:s/>Beat until stiff. <text:s/>Add chocolate chips and nuts (optional). <text:s/>Drop by teaspoonful on cookie sheet lined with wax paper. <text:s/>Put in preheated oven and turn oven off. <text:s/>Leave overnight. <text:s/>DO NOT OPEN OVEN until ready to remove the cookies. <text:s/>Makes 2 dozen.</text:p>
      <text:p text:style-name="P388"/>
      <text:p text:style-name="P389">Peanut Butter Corn Flake Balls</text:p>
      <text:p text:style-name="P390"/>
      <text:p text:style-name="Standard">1 cup<text:s/>light corn syrup<text:tab/><text:tab/><text:tab/><text:tab/><text:tab/>1 cup sugar</text:p>
      <text:p text:style-name="Standard">1 cup crunch peanut butter<text:tab/><text:tab/><text:tab/><text:tab/>6 cups corn flakes</text:p>
      <text:p text:style-name="Standard">1 cup salted peanuts</text:p>
      <text:p text:style-name="Standard"/>
      <text:p text:style-name="Standard">Combine corn syrup, sugar and peanut butter and heat well. <text:s/>Stir until smooth; cook 1-2 minutes longer. <text:s/>Add to corn flakes and nuts. <text:s/>Make into balls.</text:p>
      <text:p text:style-name="Standard"/>
      <text:p text:style-name="P391"/>
      <text:p text:style-name="P392"/>
      <text:p text:style-name="P393"/>
      <text:p text:style-name="P394">“Stuff”</text:p>
      <text:p text:style-name="P395"><text:tab/><text:tab/><text:tab/>Mary Glen Grant</text:p>
      <text:p text:style-name="P396"/>
      <text:p text:style-name="Standard">1 stick butter<text:tab/><text:tab/><text:tab/><text:tab/><text:tab/><text:tab/>1 cup sugar</text:p>
      <text:p text:style-name="Standard">1 cup light Karo syrup<text:tab/><text:tab/><text:tab/><text:tab/>1 ½ boxes of Ritz Bits</text:p>
      <text:p text:style-name="Standard">1 cup dry roasted peanuts<text:tab/><text:tab/><text:tab/><text:tab/>1 cup pecans</text:p>
      <text:p text:style-name="Standard">1 cup slivered almonds</text:p>
      <text:p text:style-name="Standard"/>
      <text:p text:style-name="Standard">Melt butter, sugar and syrup over heat. <text:s/>Let boil 5 minutes, stirring constantly. <text:s/>Using a large pan (may be disposable foil pan), mix all dry ingredients in pan. <text:s/>Pour glaze over mixture stirring well. <text:s/>Cook at 250º for 1 hour, stirring every 15 minutes. <text:s/>Pour over waxed paper and let cool. <text:s/>Store in Ziploc bags.</text:p>
      <text:p text:style-name="P397"/>
      <text:p text:style-name="P398">Sweet Nothings</text:p>
      <text:p text:style-name="P399">Teri Brown</text:p>
      <text:p text:style-name="P400"/>
      <text:p text:style-name="P401">1 stick butter<text:tab/><text:tab/><text:tab/><text:tab/><text:tab/><text:tab/>½ cup smooth peanut butter</text:p>
      <text:p text:style-name="P402">6 ounces butterscotch chips<text:tab/><text:tab/><text:tab/><text:tab/>1 (12-oz.) box Rice Chex cereal</text:p>
      <text:p text:style-name="P403">¾ cup confectioners’ sugar</text:p>
      <text:p text:style-name="P404"/>
      <text:p text:style-name="P405">Melt butter, peanut butter and butterscotch chips. <text:s/>Pour over Chex cereal. <text:s/>Stir until coated.</text:p>
      <text:p text:style-name="Standard">Mix in<text:s/>confectioner’s sugar. <text:s/>Stir until coated. <text:s/>Store in air-tight containe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Header"><text:tab/><text:tab/>Desserts<text:s/>–<text:s/>Bars &amp; Squares</text:p>
      </style:header>
      <style:footer>
        <text:p text:style-name="P2"><text:page-number text:fixed="false">15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m windham</meta:initial-creator>
    <dc:creator>Sam Windham</dc:creator>
    <meta:creation-date>2013-11-12T18:42:00Z</meta:creation-date>
    <dc:date>2015-08-22T00:15:00Z</dc:date>
    <meta:template xlink:href="Normal" xlink:type="simple"/>
    <meta:editing-cycles>29</meta:editing-cycles>
    <meta:editing-duration>PT41280S</meta:editing-duration>
    <meta:document-statistic meta:page-count="1" meta:paragraph-count="88" meta:word-count="6605" meta:character-count="44167" meta:row-count="313" meta:non-whitespace-character-count="37650"/>
  </office:meta>
</office:document-meta>
</file>